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ascadia Mono" svg:font-family="'Cascadia Mono'"/>
    <style:font-face style:name="OpenSymbol" svg:font-family="OpenSymbol"/>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style:text-autospace="none"/>
      <style:text-properties fo:color="#000000" style:font-name="Times New Roman" fo:font-size="14pt" fo:font-weight="normal" fo:background-color="#99ffcc" style:font-name-asian="Cascadia Mono" style:font-size-asian="14pt" style:font-weight-asian="normal" style:font-name-complex="Cascadia Mono" style:font-size-complex="14pt" style:font-weight-complex="normal"/>
    </style:style>
    <style:style style:name="P2" style:family="paragraph" style:parent-style-name="Standard">
      <style:paragraph-properties fo:text-align="justify" style:justify-single-word="false"/>
      <style:text-properties fo:color="#000000" style:font-name="Times New Roman" fo:font-size="14pt" fo:font-style="italic" style:text-underline-style="solid" style:text-underline-width="auto" style:text-underline-color="font-color" fo:font-weight="normal" fo:background-color="#ccffff" style:font-size-asian="14pt" style:font-style-asian="italic" style:font-weight-asian="normal" style:font-size-complex="14pt" style:font-style-complex="italic" style:font-weight-complex="normal"/>
    </style:style>
    <style:style style:name="P3" style:family="paragraph" style:parent-style-name="Standard">
      <style:paragraph-properties fo:text-align="justify" style:justify-single-word="false"/>
      <style:text-properties fo:color="#000000" style:font-name="Times New Roman" fo:font-size="14pt" fo:font-style="italic" style:text-underline-style="solid" style:text-underline-width="auto" style:text-underline-color="font-color" fo:font-weight="bold" fo:background-color="#ccffff" style:font-size-asian="14pt" style:font-style-asian="italic" style:font-weight-asian="bold" style:font-size-complex="14pt" style:font-style-complex="italic" style:font-weight-complex="bold"/>
    </style:style>
    <style:style style:name="P4" style:family="paragraph" style:parent-style-name="Standard">
      <style:paragraph-properties style:text-autospace="none"/>
      <style:text-properties fo:color="#000000" style:font-name="Times New Roman" fo:font-size="14pt" fo:background-color="#66ff00" style:font-name-asian="Cascadia Mono" style:font-size-asian="14pt" style:font-name-complex="Cascadia Mono" style:font-size-complex="14pt"/>
    </style:style>
    <style:style style:name="P5" style:family="paragraph" style:parent-style-name="Standard">
      <style:paragraph-properties fo:text-align="justify" style:justify-single-word="false"/>
      <style:text-properties fo:font-size="14pt" style:font-size-asian="14pt" style:font-size-complex="14pt"/>
    </style:style>
    <style:style style:name="P6" style:family="paragraph" style:parent-style-name="Standard">
      <style:paragraph-properties fo:text-align="justify" style:justify-single-word="false"/>
      <style:text-properties fo:font-size="14pt" fo:background-color="#ffff00" style:font-size-asian="14pt" style:font-size-complex="14pt"/>
    </style:style>
    <style:style style:name="P7" style:family="paragraph" style:parent-style-name="Standard">
      <style:paragraph-properties fo:text-align="justify" style:justify-single-word="false"/>
      <style:text-properties fo:font-size="14pt" fo:background-color="#99ffcc" style:font-size-asian="14pt" style:font-size-complex="14pt"/>
    </style:style>
    <style:style style:name="P8" style:family="paragraph" style:parent-style-name="Standard">
      <style:paragraph-properties fo:text-align="justify" style:justify-single-word="false"/>
      <style:text-properties fo:font-size="14pt" fo:background-color="#ffcc99" style:font-size-asian="14pt" style:font-size-complex="14pt"/>
    </style:style>
    <style:style style:name="P9" style:family="paragraph" style:parent-style-name="Standard">
      <style:paragraph-properties fo:text-align="justify" style:justify-single-word="false"/>
      <style:text-properties fo:font-size="14pt" fo:background-color="#ccffcc" style:font-size-asian="14pt" style:font-size-complex="14pt"/>
    </style:style>
    <style:style style:name="P10" style:family="paragraph" style:parent-style-name="Standard">
      <style:paragraph-properties fo:text-align="justify" style:justify-single-word="false"/>
      <style:text-properties fo:font-size="14pt" fo:background-color="#ccffff" style:font-size-asian="14pt" style:font-size-complex="14pt"/>
    </style:style>
    <style:style style:name="P11" style:family="paragraph" style:parent-style-name="Standard">
      <style:paragraph-properties fo:text-align="justify" style:justify-single-word="false"/>
      <style:text-properties fo:font-size="14pt" fo:background-color="#ccff66" style:font-size-asian="14pt" style:font-size-complex="14pt"/>
    </style:style>
    <style:style style:name="P12" style:family="paragraph" style:parent-style-name="Standard">
      <style:paragraph-properties fo:text-align="justify" style:justify-single-word="false"/>
      <style:text-properties fo:font-size="14pt" fo:background-color="#99cccc" style:font-size-asian="14pt" style:font-size-complex="14pt"/>
    </style:style>
    <style:style style:name="P13" style:family="paragraph" style:parent-style-name="Standard">
      <style:paragraph-properties fo:text-align="justify" style:justify-single-word="false"/>
      <style:text-properties fo:color="#ff0000" style:font-name="Times New Roman" fo:font-size="14pt" fo:font-weight="bold" fo:background-color="#99ffcc" style:font-name-asian="Cascadia Mono" style:font-size-asian="14pt" style:font-weight-asian="bold" style:font-name-complex="Cascadia Mono" style:font-size-complex="14pt" style:font-weight-complex="bold"/>
    </style:style>
    <style:style style:name="P14" style:family="paragraph" style:parent-style-name="Standard">
      <style:paragraph-properties style:text-autospace="none"/>
      <style:text-properties fo:color="#ff0000" style:font-name="Times New Roman" fo:font-size="14pt" fo:font-weight="bold" fo:background-color="#99ffcc" style:font-name-asian="Cascadia Mono" style:font-size-asian="14pt" style:font-weight-asian="bold" style:font-name-complex="Cascadia Mono" style:font-size-complex="14pt" style:font-weight-complex="bold"/>
    </style:style>
    <style:style style:name="P15" style:family="paragraph" style:parent-style-name="Standard">
      <style:paragraph-properties style:text-autospace="none"/>
      <style:text-properties fo:color="#ff0000" style:font-name="Times New Roman" fo:font-size="14pt" fo:font-weight="bold" fo:background-color="#99ffcc" style:font-size-asian="14pt" style:font-weight-asian="bold" style:font-size-complex="14pt" style:font-weight-complex="bold"/>
    </style:style>
    <style:style style:name="P16" style:family="paragraph" style:parent-style-name="Standard">
      <style:paragraph-properties fo:margin-left="2.223cm" fo:margin-right="0cm" fo:text-align="justify" style:justify-single-word="false" fo:text-indent="-2.17cm" style:auto-text-indent="false" fo:background-color="transparent">
        <style:background-image/>
      </style:paragraph-properties>
      <style:text-properties fo:font-size="14pt" fo:background-color="transparent" style:font-size-asian="14pt" style:font-size-complex="14pt"/>
    </style:style>
    <style:style style:name="P17" style:family="paragraph" style:parent-style-name="Standard">
      <style:paragraph-properties fo:margin-left="2.223cm" fo:margin-right="0cm" fo:text-align="justify" style:justify-single-word="false" fo:text-indent="-2.17cm" style:auto-text-indent="false" fo:background-color="transparent">
        <style:background-image/>
      </style:paragraph-properties>
      <style:text-properties fo:font-size="14pt" fo:background-color="#00ffff" style:font-size-asian="14pt" style:font-size-complex="14pt"/>
    </style:style>
    <style:style style:name="P18" style:family="paragraph" style:parent-style-name="Standard">
      <style:paragraph-properties fo:margin-left="2.223cm" fo:margin-right="0cm" fo:text-align="center" style:justify-single-word="false" fo:text-indent="-2.17cm" style:auto-text-indent="false" fo:background-color="transparent">
        <style:background-image/>
      </style:paragraph-properties>
      <style:text-properties fo:font-size="14pt" fo:background-color="#00ffff" style:font-size-asian="14pt" style:font-size-complex="14pt"/>
    </style:style>
    <style:style style:name="P19" style:family="paragraph" style:parent-style-name="Standard">
      <style:paragraph-properties fo:margin-left="2.223cm" fo:margin-right="0cm" fo:text-align="justify" style:justify-single-word="false" fo:text-indent="-2.17cm" style:auto-text-indent="false" fo:background-color="transparent">
        <style:background-image/>
      </style:paragraph-properties>
      <style:text-properties fo:font-size="14pt" fo:background-color="#66ff00" style:font-size-asian="14pt" style:font-size-complex="14pt"/>
    </style:style>
    <style:style style:name="P20" style:family="paragraph" style:parent-style-name="Standard">
      <style:paragraph-properties fo:margin-left="2.223cm" fo:margin-right="0cm" fo:text-align="justify" style:justify-single-word="false" fo:text-indent="-2.17cm" style:auto-text-indent="false" fo:background-color="transparent">
        <style:background-image/>
      </style:paragraph-properties>
      <style:text-properties fo:font-size="14pt" fo:background-color="#ccffcc" style:font-size-asian="14pt" style:font-size-complex="14pt"/>
    </style:style>
    <style:style style:name="P21" style:family="paragraph" style:parent-style-name="Standard">
      <style:paragraph-properties fo:margin-left="2.223cm" fo:margin-right="0cm" fo:text-align="justify" style:justify-single-word="false" fo:text-indent="-2.17cm" style:auto-text-indent="false" fo:background-color="transparent">
        <style:background-image/>
      </style:paragraph-properties>
      <style:text-properties fo:font-size="14pt" fo:background-color="#ffcccc" style:font-size-asian="14pt" style:font-size-complex="14pt"/>
    </style:style>
    <style:style style:name="P22" style:family="paragraph" style:parent-style-name="Standard">
      <style:paragraph-properties fo:margin-left="2.223cm" fo:margin-right="0cm" fo:text-align="justify" style:justify-single-word="false" fo:text-indent="-2.17cm" style:auto-text-indent="false" fo:background-color="transparent">
        <style:background-image/>
      </style:paragraph-properties>
      <style:text-properties fo:font-size="14pt" fo:background-color="#ffffcc" style:font-size-asian="14pt" style:font-size-complex="14pt"/>
    </style:style>
    <style:style style:name="P23" style:family="paragraph" style:parent-style-name="Standard">
      <style:paragraph-properties fo:margin-left="2.223cm" fo:margin-right="0cm" fo:text-align="justify" style:justify-single-word="false" fo:text-indent="-2.17cm" style:auto-text-indent="false" fo:background-color="transparent">
        <style:background-image/>
      </style:paragraph-properties>
      <style:text-properties fo:font-size="14pt" fo:background-color="#99ffff" style:font-size-asian="14pt" style:font-size-complex="14pt"/>
    </style:style>
    <style:style style:name="P24" style:family="paragraph" style:parent-style-name="Standard">
      <style:paragraph-properties fo:margin-left="2.223cm" fo:margin-right="0cm" fo:text-align="justify" style:justify-single-word="false" fo:text-indent="-2.17cm" style:auto-text-indent="false" fo:background-color="transparent">
        <style:background-image/>
      </style:paragraph-properties>
      <style:text-properties fo:font-size="14pt" fo:background-color="#ff950e" style:font-size-asian="14pt" style:font-size-complex="14pt"/>
    </style:style>
    <style:style style:name="P25" style:family="paragraph" style:parent-style-name="Standard">
      <style:paragraph-properties fo:margin-left="2.223cm" fo:margin-right="0cm" fo:text-align="justify" style:justify-single-word="false" fo:text-indent="-2.17cm" style:auto-text-indent="false" fo:background-color="transparent">
        <style:background-image/>
      </style:paragraph-properties>
      <style:text-properties fo:font-size="14pt" fo:background-color="#ffff00" style:font-size-asian="14pt" style:font-size-complex="14pt"/>
    </style:style>
    <style:style style:name="P26" style:family="paragraph" style:parent-style-name="Standard">
      <style:paragraph-properties fo:margin-left="2.223cm" fo:margin-right="0cm" fo:text-align="justify" style:justify-single-word="false" fo:text-indent="-2.17cm" style:auto-text-indent="false" fo:background-color="transparent">
        <style:background-image/>
      </style:paragraph-properties>
      <style:text-properties fo:color="#000000" fo:font-size="14pt" style:text-underline-style="none" fo:font-weight="normal" fo:background-color="transparent" style:font-size-asian="14pt" style:font-weight-asian="normal" style:font-size-complex="14pt" style:font-weight-complex="normal"/>
    </style:style>
    <style:style style:name="P27" style:family="paragraph" style:parent-style-name="Standard">
      <style:paragraph-properties fo:margin-left="2.223cm" fo:margin-right="0cm" fo:text-align="justify" style:justify-single-word="false" fo:text-indent="-2.17cm" style:auto-text-indent="false" fo:background-color="transparent">
        <style:background-image/>
      </style:paragraph-properties>
      <style:text-properties fo:color="#000000" fo:font-size="14pt" style:text-underline-style="none" fo:font-weight="normal" fo:background-color="#ffffcc" style:font-size-asian="14pt" style:font-weight-asian="normal" style:font-size-complex="14pt" style:font-weight-complex="normal"/>
    </style:style>
    <style:style style:name="P28" style:family="paragraph" style:parent-style-name="Standard">
      <style:paragraph-properties fo:margin-left="2.223cm" fo:margin-right="0cm" fo:text-align="justify" style:justify-single-word="false" fo:text-indent="-2.17cm" style:auto-text-indent="false" fo:background-color="transparent">
        <style:background-image/>
      </style:paragraph-properties>
      <style:text-properties fo:color="#000000" fo:font-size="14pt" style:text-underline-style="none" fo:font-weight="normal" fo:background-color="#66ff00" style:font-size-asian="14pt" style:font-weight-asian="normal" style:font-size-complex="14pt" style:font-weight-complex="normal"/>
    </style:style>
    <style:style style:name="P29" style:family="paragraph" style:parent-style-name="Standard">
      <style:paragraph-properties fo:margin-left="2.223cm" fo:margin-right="0cm" fo:text-align="justify" style:justify-single-word="false" fo:text-indent="-2.17cm" style:auto-text-indent="false" fo:background-color="transparent">
        <style:background-image/>
      </style:paragraph-properties>
      <style:text-properties fo:color="#000000" fo:font-size="14pt" style:text-underline-style="none" fo:font-weight="normal" fo:background-color="#00ffff" style:font-size-asian="14pt" style:font-weight-asian="normal" style:font-size-complex="14pt" style:font-weight-complex="normal"/>
    </style:style>
    <style:style style:name="P30" style:family="paragraph" style:parent-style-name="Standard">
      <style:paragraph-properties fo:margin-left="2.223cm" fo:margin-right="0cm" fo:text-align="center" style:justify-single-word="false" fo:text-indent="-2.17cm" style:auto-text-indent="false" fo:background-color="transparent">
        <style:background-image/>
      </style:paragraph-properties>
      <style:text-properties fo:color="#ff0000" fo:font-size="14pt" fo:font-weight="bold" fo:background-color="#00ffff" style:font-size-asian="14pt" style:font-weight-asian="bold" style:font-size-complex="14pt" style:font-weight-complex="bold"/>
    </style:style>
    <style:style style:name="P31" style:family="paragraph" style:parent-style-name="Standard">
      <style:paragraph-properties fo:margin-left="2.223cm" fo:margin-right="0cm" fo:text-align="justify" style:justify-single-word="false" fo:text-indent="-2.17cm" style:auto-text-indent="false" fo:background-color="transparent">
        <style:background-image/>
      </style:paragraph-properties>
      <style:text-properties fo:color="#ff0000" fo:font-size="14pt" fo:font-weight="bold" fo:background-color="#ffcccc" style:font-size-asian="14pt" style:font-weight-asian="bold" style:font-size-complex="14pt" style:font-weight-complex="bold"/>
    </style:style>
    <style:style style:name="P32" style:family="paragraph" style:parent-style-name="Standard">
      <style:paragraph-properties fo:margin-left="2.223cm" fo:margin-right="0cm" fo:text-align="justify" style:justify-single-word="false" fo:text-indent="-2.17cm" style:auto-text-indent="false" fo:background-color="transparent">
        <style:background-image/>
      </style:paragraph-properties>
      <style:text-properties fo:color="#ff0000" fo:font-size="14pt" style:text-underline-style="solid" style:text-underline-width="auto" style:text-underline-color="font-color" fo:font-weight="bold" fo:background-color="#ffcccc" style:font-size-asian="14pt" style:font-weight-asian="bold" style:font-size-complex="14pt" style:font-weight-complex="bold"/>
    </style:style>
    <style:style style:name="P33" style:family="paragraph" style:parent-style-name="Standard" style:master-page-name="">
      <style:paragraph-properties fo:margin-left="2.223cm" fo:margin-right="0cm" fo:text-align="justify" style:justify-single-word="false" fo:text-indent="-2.17cm" style:auto-text-indent="false" style:page-number="auto" fo:background-color="transparent">
        <style:background-image/>
      </style:paragraph-properties>
      <style:text-properties fo:font-size="14pt" fo:background-color="#ffff00" style:font-size-asian="14pt" style:font-size-complex="14pt"/>
    </style:style>
    <style:style style:name="P34" style:family="paragraph" style:parent-style-name="Standard">
      <style:paragraph-properties fo:margin-left="0cm" fo:margin-right="0cm" fo:text-align="justify" style:justify-single-word="false" fo:text-indent="0cm" style:auto-text-indent="false" fo:background-color="transparent">
        <style:background-image/>
      </style:paragraph-properties>
      <style:text-properties fo:font-size="14pt" fo:background-color="#ffff00" style:font-size-asian="14pt" style:font-size-complex="14pt"/>
    </style:style>
    <style:style style:name="P35" style:family="paragraph" style:parent-style-name="Standard">
      <style:paragraph-properties fo:margin-left="0cm" fo:margin-right="0cm" fo:line-height="100%" fo:text-align="justify" style:justify-single-word="false" fo:text-indent="0cm" style:auto-text-indent="false" fo:background-color="transparent">
        <style:background-image/>
      </style:paragraph-properties>
      <style:text-properties fo:color="#000000" fo:font-size="14pt" style:text-underline-style="none" fo:font-weight="normal" fo:background-color="transparent" style:font-size-asian="14pt" style:font-weight-asian="normal" style:font-size-complex="14pt" style:font-weight-complex="normal"/>
    </style:style>
    <style:style style:name="P36" style:family="paragraph" style:parent-style-name="Standard">
      <style:paragraph-properties fo:margin-left="0cm" fo:margin-right="0cm" fo:line-height="100%" fo:text-align="justify" style:justify-single-word="false" fo:text-indent="0cm" style:auto-text-indent="false" fo:background-color="transparent">
        <style:background-image/>
      </style:paragraph-properties>
      <style:text-properties fo:color="#000000" fo:font-size="14pt" style:text-underline-style="none" fo:font-weight="normal" fo:background-color="#ffff00" style:font-size-asian="14pt" style:font-weight-asian="normal" style:font-size-complex="14pt" style:font-weight-complex="normal"/>
    </style:style>
    <style:style style:name="P37" style:family="paragraph" style:parent-style-name="Standard">
      <style:paragraph-properties fo:margin-left="0cm" fo:margin-right="0cm" fo:line-height="100%" fo:text-align="justify" style:justify-single-word="false" fo:text-indent="0cm" style:auto-text-indent="false" fo:background-color="transparent">
        <style:background-image/>
      </style:paragraph-properties>
      <style:text-properties fo:color="#000000" fo:font-size="14pt" style:text-underline-style="none" fo:font-weight="normal" fo:background-color="#ffcc99" style:font-size-asian="14pt" style:font-weight-asian="normal" style:font-size-complex="14pt" style:font-weight-complex="normal"/>
    </style:style>
    <style:style style:name="P38" style:family="paragraph" style:parent-style-name="Standard">
      <style:paragraph-properties fo:margin-left="0cm" fo:margin-right="0cm" fo:line-height="100%" fo:text-align="center" style:justify-single-word="false" fo:text-indent="0cm" style:auto-text-indent="false" fo:background-color="transparent">
        <style:background-image/>
      </style:paragraph-properties>
      <style:text-properties fo:color="#ff0000" fo:font-size="14pt" fo:font-style="italic" style:text-underline-style="none" fo:font-weight="bold" fo:background-color="transparent" style:font-size-asian="14pt" style:font-style-asian="italic" style:font-weight-asian="bold" style:font-size-complex="14pt" style:font-style-complex="italic" style:font-weight-complex="bold"/>
    </style:style>
    <style:style style:name="P39" style:family="paragraph" style:parent-style-name="Standard">
      <style:paragraph-properties fo:margin-left="0cm" fo:margin-right="0cm" fo:line-height="100%" fo:text-align="center" style:justify-single-word="false" fo:text-indent="0cm" style:auto-text-indent="false" fo:background-color="transparent">
        <style:background-image/>
      </style:paragraph-properties>
      <style:text-properties fo:color="#ff0000" fo:font-size="14pt" fo:font-style="italic" style:text-underline-style="none" fo:font-weight="bold" fo:background-color="#66ffff" style:font-size-asian="14pt" style:font-style-asian="italic" style:font-weight-asian="bold" style:font-size-complex="14pt" style:font-style-complex="italic" style:font-weight-complex="bold"/>
    </style:style>
    <style:style style:name="P40" style:family="paragraph" style:parent-style-name="Standard">
      <style:paragraph-properties fo:text-align="justify" style:justify-single-word="false" fo:background-color="transparent">
        <style:background-image/>
      </style:paragraph-properties>
      <style:text-properties fo:font-size="14pt" fo:background-color="#ffff00" style:font-size-asian="14pt" style:font-size-complex="14pt"/>
    </style:style>
    <style:style style:name="P41" style:family="paragraph" style:parent-style-name="Standard">
      <style:paragraph-properties fo:line-height="100%" fo:text-align="justify" style:justify-single-word="false" fo:background-color="transparent">
        <style:background-image/>
      </style:paragraph-properties>
      <style:text-properties fo:color="#000000" fo:font-size="14pt" style:text-underline-style="none" fo:font-weight="normal" fo:background-color="transparent" style:font-size-asian="14pt" style:font-weight-asian="normal" style:font-size-complex="14pt" style:font-weight-complex="normal"/>
    </style:style>
    <style:style style:name="P42" style:family="paragraph" style:parent-style-name="Standard">
      <style:paragraph-properties fo:line-height="100%" fo:text-align="justify" style:justify-single-word="false" fo:background-color="transparent">
        <style:background-image/>
      </style:paragraph-properties>
      <style:text-properties fo:color="#000000" fo:font-size="14pt" style:text-underline-style="none" fo:font-weight="normal" fo:background-color="#ccffff" style:font-size-asian="14pt" style:font-weight-asian="normal" style:font-size-complex="14pt" style:font-weight-complex="normal"/>
    </style:style>
    <style:style style:name="P43" style:family="paragraph" style:parent-style-name="Standard">
      <style:paragraph-properties fo:line-height="100%" fo:text-align="justify" style:justify-single-word="false" fo:background-color="transparent">
        <style:background-image/>
      </style:paragraph-properties>
      <style:text-properties fo:color="#000000" fo:font-size="14pt" style:text-underline-style="none" fo:font-weight="normal" fo:background-color="#ff9999" style:font-size-asian="14pt" style:font-weight-asian="normal" style:font-size-complex="14pt" style:font-weight-complex="normal"/>
    </style:style>
    <style:style style:name="P44" style:family="paragraph" style:parent-style-name="Standard">
      <style:paragraph-properties fo:line-height="100%" fo:text-align="justify" style:justify-single-word="false" fo:background-color="transparent">
        <style:background-image/>
      </style:paragraph-properties>
      <style:text-properties fo:color="#000000" fo:font-size="14pt" style:text-underline-style="none" fo:font-weight="normal" fo:background-color="#83caff" style:font-size-asian="14pt" style:font-weight-asian="normal" style:font-size-complex="14pt" style:font-weight-complex="normal"/>
    </style:style>
    <style:style style:name="P45" style:family="paragraph" style:parent-style-name="Standard">
      <style:paragraph-properties fo:line-height="100%" fo:text-align="justify" style:justify-single-word="false" fo:background-color="transparent">
        <style:background-image/>
      </style:paragraph-properties>
      <style:text-properties fo:color="#000000" fo:font-size="14pt" style:text-underline-style="none" fo:font-weight="normal" fo:background-color="#ffffcc" style:font-size-asian="14pt" style:font-weight-asian="normal" style:font-size-complex="14pt" style:font-weight-complex="normal"/>
    </style:style>
    <style:style style:name="P46" style:family="paragraph" style:parent-style-name="Standard">
      <style:paragraph-properties fo:line-height="100%" fo:text-align="justify" style:justify-single-word="false" fo:background-color="transparent">
        <style:background-image/>
      </style:paragraph-properties>
      <style:text-properties fo:color="#000000" fo:font-size="14pt" style:text-underline-style="none" fo:font-weight="normal" fo:background-color="#33ff99" style:font-size-asian="14pt" style:font-weight-asian="normal" style:font-size-complex="14pt" style:font-weight-complex="normal"/>
    </style:style>
    <style:style style:name="P47" style:family="paragraph" style:parent-style-name="Standard">
      <style:paragraph-properties fo:line-height="100%" fo:text-align="justify" style:justify-single-word="false" fo:background-color="transparent">
        <style:background-image/>
      </style:paragraph-properties>
      <style:text-properties fo:color="#000000" fo:font-size="14pt" style:text-underline-style="none" fo:font-weight="normal" fo:background-color="#ffff66" style:font-size-asian="14pt" style:font-weight-asian="normal" style:font-size-complex="14pt" style:font-weight-complex="normal"/>
    </style:style>
    <style:style style:name="P48" style:family="paragraph" style:parent-style-name="Standard">
      <style:paragraph-properties fo:line-height="100%" fo:text-align="justify" style:justify-single-word="false" fo:background-color="transparent">
        <style:background-image/>
      </style:paragraph-properties>
      <style:text-properties fo:color="#000000" fo:font-size="14pt" style:text-underline-style="none" fo:font-weight="normal" fo:background-color="#ffff00" style:font-size-asian="14pt" style:font-weight-asian="normal" style:font-size-complex="14pt" style:font-weight-complex="normal"/>
    </style:style>
    <style:style style:name="P49" style:family="paragraph" style:parent-style-name="Standard">
      <style:paragraph-properties fo:line-height="100%" fo:text-align="justify" style:justify-single-word="false" fo:background-color="transparent">
        <style:background-image/>
      </style:paragraph-properties>
      <style:text-properties fo:color="#000000" fo:font-size="14pt" style:text-underline-style="none" fo:font-weight="normal" fo:background-color="#cc99ff" style:font-size-asian="14pt" style:font-weight-asian="normal" style:font-size-complex="14pt" style:font-weight-complex="normal"/>
    </style:style>
    <style:style style:name="P50" style:family="paragraph" style:parent-style-name="Standard">
      <style:paragraph-properties fo:line-height="100%" fo:text-align="justify" style:justify-single-word="false" fo:background-color="transparent">
        <style:background-image/>
      </style:paragraph-properties>
      <style:text-properties fo:color="#000000" fo:font-size="14pt" style:text-underline-style="none" fo:font-weight="normal" fo:background-color="#00ffff" style:font-size-asian="14pt" style:font-weight-asian="normal" style:font-size-complex="14pt" style:font-weight-complex="normal"/>
    </style:style>
    <style:style style:name="P51" style:family="paragraph" style:parent-style-name="Standard">
      <style:paragraph-properties fo:line-height="100%" fo:text-align="justify" style:justify-single-word="false" fo:background-color="transparent">
        <style:background-image/>
      </style:paragraph-properties>
      <style:text-properties fo:color="#000000" fo:font-size="14pt" style:text-underline-style="none" fo:font-weight="normal" fo:background-color="#ccff99" style:font-size-asian="14pt" style:font-weight-asian="normal" style:font-size-complex="14pt" style:font-weight-complex="normal"/>
    </style:style>
    <style:style style:name="P52" style:family="paragraph" style:parent-style-name="Standard">
      <style:paragraph-properties fo:line-height="100%" fo:text-align="justify" style:justify-single-word="false" fo:background-color="transparent">
        <style:background-image/>
      </style:paragraph-properties>
      <style:text-properties fo:color="#000000" fo:font-size="14pt" style:text-underline-style="none" fo:font-weight="normal" fo:background-color="#ffcc00" style:font-size-asian="14pt" style:font-weight-asian="normal" style:font-size-complex="14pt" style:font-weight-complex="normal"/>
    </style:style>
    <style:style style:name="P53" style:family="paragraph" style:parent-style-name="Standard">
      <style:paragraph-properties fo:line-height="100%" fo:text-align="justify" style:justify-single-word="false" fo:background-color="transparent">
        <style:background-image/>
      </style:paragraph-properties>
      <style:text-properties fo:color="#000000" fo:font-size="14pt" style:text-underline-style="none" fo:font-weight="normal" fo:background-color="#00cccc" style:font-size-asian="14pt" style:font-weight-asian="normal" style:font-size-complex="14pt" style:font-weight-complex="normal"/>
    </style:style>
    <style:style style:name="P54" style:family="paragraph" style:parent-style-name="Standard">
      <style:paragraph-properties fo:line-height="100%" fo:text-align="justify" style:justify-single-word="false" fo:background-color="transparent">
        <style:background-image/>
      </style:paragraph-properties>
      <style:text-properties fo:color="#000000" fo:font-size="14pt" style:text-underline-style="none" fo:font-weight="normal" fo:background-color="#66ff00" style:font-size-asian="14pt" style:font-weight-asian="normal" style:font-size-complex="14pt" style:font-weight-complex="normal"/>
    </style:style>
    <style:style style:name="P55" style:family="paragraph" style:parent-style-name="Standard">
      <style:paragraph-properties fo:line-height="100%" fo:text-align="justify" style:justify-single-word="false" fo:background-color="transparent">
        <style:background-image/>
      </style:paragraph-properties>
      <style:text-properties fo:color="#000000" fo:font-size="14pt" style:text-underline-style="none" fo:font-weight="normal" fo:background-color="#ffcccc" style:font-size-asian="14pt" style:font-weight-asian="normal" style:font-size-complex="14pt" style:font-weight-complex="normal"/>
    </style:style>
    <style:style style:name="P56" style:family="paragraph" style:parent-style-name="Standard">
      <style:paragraph-properties fo:line-height="100%" fo:text-align="justify" style:justify-single-word="false" fo:background-color="transparent">
        <style:background-image/>
      </style:paragraph-properties>
      <style:text-properties fo:color="#000000" fo:font-size="14pt" style:font-size-asian="14pt" style:font-size-complex="14pt"/>
    </style:style>
    <style:style style:name="P57" style:family="paragraph" style:parent-style-name="Standard">
      <style:paragraph-properties fo:line-height="100%" fo:text-align="justify" style:justify-single-word="false" fo:background-color="transparent">
        <style:background-image/>
      </style:paragraph-properties>
      <style:text-properties fo:color="#000000" fo:font-size="14pt" fo:background-color="#ccffff" style:font-size-asian="14pt" style:font-size-complex="14pt"/>
    </style:style>
    <style:style style:name="P58" style:family="paragraph" style:parent-style-name="Standard">
      <style:paragraph-properties fo:line-height="100%" fo:text-align="justify" style:justify-single-word="false" fo:background-color="transparent">
        <style:background-image/>
      </style:paragraph-properties>
      <style:text-properties fo:color="#000000" style:font-name="Times New Roman" fo:font-size="14pt" style:text-underline-style="none" fo:font-weight="normal" fo:background-color="#ccffff" style:font-name-asian="Cascadia Mono" style:font-size-asian="14pt" style:font-weight-asian="normal" style:font-name-complex="Cascadia Mono" style:font-size-complex="14pt" style:font-weight-complex="normal"/>
    </style:style>
    <style:style style:name="P59" style:family="paragraph" style:parent-style-name="Standard">
      <style:paragraph-properties fo:line-height="100%" fo:text-align="justify" style:justify-single-word="false" fo:background-color="transparent">
        <style:background-image/>
      </style:paragraph-properties>
      <style:text-properties fo:color="#000000" style:font-name="Times New Roman" fo:font-size="14pt" style:text-underline-style="none" fo:font-weight="normal" fo:background-color="#66ff00" style:font-size-asian="14pt" style:font-weight-asian="normal" style:font-size-complex="14pt" style:font-weight-complex="normal"/>
    </style:style>
    <style:style style:name="P60" style:family="paragraph" style:parent-style-name="Standard">
      <style:paragraph-properties fo:line-height="100%" fo:text-align="justify" style:justify-single-word="false" fo:background-color="transparent">
        <style:background-image/>
      </style:paragraph-properties>
      <style:text-properties fo:color="#000000" style:font-name="Times New Roman" fo:font-size="14pt" fo:background-color="#ccffff" style:font-name-asian="Cascadia Mono" style:font-size-asian="14pt" style:font-name-complex="Cascadia Mono" style:font-size-complex="14pt"/>
    </style:style>
    <style:style style:name="P61" style:family="paragraph" style:parent-style-name="Standard">
      <style:paragraph-properties fo:line-height="100%" fo:text-align="justify" style:justify-single-word="false" fo:background-color="transparent">
        <style:background-image/>
      </style:paragraph-properties>
      <style:text-properties fo:color="#000000" style:font-name="Cascadia Mono" fo:font-size="12pt" style:text-underline-style="none" fo:font-weight="normal" fo:background-color="#66ff00" style:font-name-asian="Cascadia Mono" style:font-size-asian="12pt" style:font-weight-asian="normal" style:font-name-complex="Cascadia Mono" style:font-size-complex="12pt" style:font-weight-complex="normal"/>
    </style:style>
    <style:style style:name="P62" style:family="paragraph" style:parent-style-name="Standard">
      <style:paragraph-properties fo:line-height="100%" fo:text-align="justify" style:justify-single-word="false" fo:background-color="transparent">
        <style:background-image/>
      </style:paragraph-properties>
      <style:text-properties style:font-name="Times New Roman" fo:font-size="12pt" fo:background-color="#66ff00" style:font-size-asian="12pt" style:font-size-complex="12pt"/>
    </style:style>
    <style:style style:name="P63" style:family="paragraph" style:parent-style-name="Standard">
      <style:paragraph-properties fo:margin-left="0cm" fo:margin-right="0cm" fo:line-height="100%" fo:text-align="justify" style:justify-single-word="false" fo:text-indent="1.032cm" style:auto-text-indent="false" fo:background-color="transparent">
        <style:background-image/>
      </style:paragraph-properties>
      <style:text-properties fo:color="#000000" fo:font-size="14pt" style:text-underline-style="none" fo:font-weight="normal" fo:background-color="transparent" style:font-size-asian="14pt" style:font-weight-asian="normal" style:font-size-complex="14pt" style:font-weight-complex="normal"/>
    </style:style>
    <style:style style:name="P64" style:family="paragraph" style:parent-style-name="Standard">
      <style:paragraph-properties fo:margin-left="0cm" fo:margin-right="0cm" fo:line-height="100%" fo:text-align="justify" style:justify-single-word="false" fo:text-indent="1.032cm" style:auto-text-indent="false" fo:background-color="transparent">
        <style:background-image/>
      </style:paragraph-properties>
      <style:text-properties fo:color="#000000" fo:font-size="14pt" style:text-underline-style="none" fo:font-weight="normal" fo:background-color="#ffff00" style:font-size-asian="14pt" style:font-weight-asian="normal" style:font-size-complex="14pt" style:font-weight-complex="normal"/>
    </style:style>
    <style:style style:name="P65" style:family="paragraph" style:parent-style-name="Standard" style:master-page-name="">
      <style:paragraph-properties fo:margin-left="0cm" fo:margin-right="0cm" fo:line-height="100%" fo:text-align="justify" style:justify-single-word="false" fo:text-indent="1.032cm" style:auto-text-indent="false" style:page-number="auto" fo:background-color="transparent">
        <style:background-image/>
      </style:paragraph-properties>
      <style:text-properties fo:color="#000000" fo:font-size="14pt" style:text-underline-style="none" fo:font-weight="normal" fo:background-color="#ffff00" style:font-size-asian="14pt" style:font-weight-asian="normal" style:font-size-complex="14pt" style:font-weight-complex="normal"/>
    </style:style>
    <style:style style:name="P66" style:family="paragraph" style:parent-style-name="Standard">
      <style:paragraph-properties fo:margin-left="0cm" fo:margin-right="0cm" fo:line-height="100%" fo:text-align="justify" style:justify-single-word="false" fo:text-indent="0.503cm" style:auto-text-indent="false" fo:background-color="transparent">
        <style:background-image/>
      </style:paragraph-properties>
      <style:text-properties fo:color="#000000" fo:font-size="14pt" fo:background-color="#ffff00" style:font-size-asian="14pt" style:font-size-complex="14pt"/>
    </style:style>
    <style:style style:name="P67" style:family="paragraph" style:parent-style-name="Standard">
      <style:paragraph-properties fo:margin-left="0cm" fo:margin-right="0cm" fo:line-height="100%" fo:text-align="justify" style:justify-single-word="false" fo:text-indent="0.503cm" style:auto-text-indent="false" fo:background-color="transparent">
        <style:background-image/>
      </style:paragraph-properties>
      <style:text-properties fo:color="#000000" fo:font-size="14pt" style:text-underline-style="none" fo:font-weight="normal" fo:background-color="#ffff00" style:font-size-asian="14pt" style:font-weight-asian="normal" style:font-size-complex="14pt" style:font-weight-complex="normal"/>
    </style:style>
    <style:style style:name="P68" style:family="paragraph" style:parent-style-name="Standard">
      <style:paragraph-properties fo:margin-left="0cm" fo:margin-right="0cm" fo:line-height="100%" fo:text-align="justify" style:justify-single-word="false" fo:text-indent="0.503cm" style:auto-text-indent="false" fo:background-color="transparent">
        <style:background-image/>
      </style:paragraph-properties>
      <style:text-properties fo:color="#000000" fo:font-size="14pt" style:text-underline-style="none" fo:font-weight="normal" fo:background-color="transparent" style:font-size-asian="14pt" style:font-weight-asian="normal" style:font-size-complex="14pt" style:font-weight-complex="normal"/>
    </style:style>
    <style:style style:name="P69" style:family="paragraph" style:parent-style-name="Standard">
      <style:paragraph-properties fo:margin-left="0cm" fo:margin-right="0cm" fo:line-height="100%" fo:text-align="justify" style:justify-single-word="false" fo:text-indent="0.503cm" style:auto-text-indent="false" fo:background-color="transparent">
        <style:background-image/>
      </style:paragraph-properties>
      <style:text-properties fo:color="#000000" fo:font-size="14pt" style:text-underline-style="none" fo:font-weight="normal" fo:background-color="#00cccc" style:font-size-asian="14pt" style:font-weight-asian="normal" style:font-size-complex="14pt" style:font-weight-complex="normal"/>
    </style:style>
    <style:style style:name="P70" style:family="paragraph" style:parent-style-name="Standard">
      <style:paragraph-properties fo:margin-left="0cm" fo:margin-right="0cm" fo:line-height="100%" fo:text-align="justify" style:justify-single-word="false" fo:text-indent="0.503cm" style:auto-text-indent="false" fo:background-color="transparent">
        <style:background-image/>
      </style:paragraph-properties>
      <style:text-properties fo:color="#000000" fo:font-size="14pt" style:text-underline-style="none" fo:font-weight="normal" fo:background-color="#00ffff" style:font-size-asian="14pt" style:font-weight-asian="normal" style:font-size-complex="14pt" style:font-weight-complex="normal"/>
    </style:style>
    <style:style style:name="P71" style:family="paragraph" style:parent-style-name="Standard">
      <style:paragraph-properties fo:margin-left="0cm" fo:margin-right="0cm" fo:line-height="100%" fo:text-align="justify" style:justify-single-word="false" fo:text-indent="0.503cm" style:auto-text-indent="false" fo:background-color="transparent">
        <style:background-image/>
      </style:paragraph-properties>
      <style:text-properties fo:color="#000000" style:font-name="Times New Roman" fo:font-size="14pt" fo:background-color="#ffff00" style:font-name-asian="Cascadia Mono" style:font-size-asian="14pt" style:font-name-complex="Cascadia Mono" style:font-size-complex="14pt"/>
    </style:style>
    <style:style style:name="P72" style:family="paragraph" style:parent-style-name="Standard">
      <style:paragraph-properties fo:margin-left="0cm" fo:margin-right="0cm" fo:line-height="100%" fo:text-align="justify" style:justify-single-word="false" fo:text-indent="0.503cm" style:auto-text-indent="false" fo:background-color="transparent">
        <style:background-image/>
      </style:paragraph-properties>
      <style:text-properties style:font-name="Times New Roman" fo:font-size="14pt" fo:background-color="#ffff00" style:font-size-asian="14pt" style:font-size-complex="14pt"/>
    </style:style>
    <style:style style:name="P73" style:family="paragraph" style:parent-style-name="Standard" style:master-page-name="">
      <style:paragraph-properties fo:margin-left="0cm" fo:margin-right="0cm" fo:line-height="100%" fo:text-align="justify" style:justify-single-word="false" fo:text-indent="0.503cm" style:auto-text-indent="false" style:page-number="auto" fo:background-color="transparent">
        <style:background-image/>
      </style:paragraph-properties>
      <style:text-properties fo:color="#000000" fo:font-size="14pt" style:text-underline-style="none" fo:font-weight="normal" fo:background-color="#ffff00" style:font-size-asian="14pt" style:font-weight-asian="normal" style:font-size-complex="14pt" style:font-weight-complex="normal"/>
    </style:style>
    <style:style style:name="P74" style:family="paragraph" style:parent-style-name="Standard" style:list-style-name="L1">
      <style:paragraph-properties fo:text-align="justify" style:justify-single-word="false"/>
      <style:text-properties fo:font-size="14pt" style:font-size-asian="14pt" style:font-size-complex="14pt"/>
    </style:style>
    <style:style style:name="P75" style:family="paragraph" style:parent-style-name="Standard" style:list-style-name="L1">
      <style:paragraph-properties fo:text-align="start" style:justify-single-word="false"/>
      <style:text-properties fo:font-size="14pt" style:font-size-asian="14pt" style:font-size-complex="14pt"/>
    </style:style>
    <style:style style:name="P76" style:family="paragraph" style:parent-style-name="Standard" style:list-style-name="L1">
      <style:paragraph-properties fo:text-align="justify" style:justify-single-word="false"/>
      <style:text-properties fo:color="#000000" style:font-name="Times New Roman" fo:font-size="14pt" fo:font-weight="normal" style:font-size-asian="14pt" style:font-weight-asian="normal" style:font-size-complex="14pt" style:font-weight-complex="normal"/>
    </style:style>
    <style:style style:name="P77" style:family="paragraph" style:parent-style-name="Standard" style:list-style-name="L2">
      <style:paragraph-properties fo:margin-left="2.223cm" fo:margin-right="0cm" fo:text-align="center" style:justify-single-word="false" fo:text-indent="-2.17cm" style:auto-text-indent="false" fo:background-color="transparent">
        <style:background-image/>
      </style:paragraph-properties>
      <style:text-properties fo:color="#ff0000" fo:font-size="14pt" fo:font-weight="bold" fo:background-color="#00ffff" style:font-size-asian="14pt" style:font-weight-asian="bold" style:font-size-complex="14pt" style:font-weight-complex="bold"/>
    </style:style>
    <style:style style:name="P78" style:family="paragraph" style:parent-style-name="Standard" style:list-style-name="L3">
      <style:paragraph-properties fo:text-align="justify" style:justify-single-word="false" fo:background-color="transparent">
        <style:background-image/>
      </style:paragraph-properties>
      <style:text-properties fo:color="#000000" fo:font-size="14pt" style:text-underline-style="none" fo:font-weight="normal" fo:background-color="#ffcc99" style:font-size-asian="14pt" style:font-weight-asian="normal" style:font-size-complex="14pt" style:font-weight-complex="normal"/>
    </style:style>
    <style:style style:name="P79" style:family="paragraph" style:parent-style-name="Standard" style:list-style-name="L4">
      <style:paragraph-properties fo:line-height="100%" fo:text-align="justify" style:justify-single-word="false" fo:background-color="transparent">
        <style:background-image/>
      </style:paragraph-properties>
      <style:text-properties fo:color="#000000" fo:font-size="14pt" style:text-underline-style="none" fo:font-weight="normal" fo:background-color="#ffcc99" style:font-size-asian="14pt" style:font-weight-asian="normal" style:font-size-complex="14pt" style:font-weight-complex="normal"/>
    </style:style>
    <style:style style:name="P80" style:family="paragraph" style:parent-style-name="Standard" style:list-style-name="L4">
      <style:paragraph-properties fo:line-height="100%" fo:text-align="justify" style:justify-single-word="false" fo:background-color="transparent">
        <style:background-image/>
      </style:paragraph-properties>
      <style:text-properties fo:color="#000000" fo:font-size="14pt" style:text-underline-style="none" fo:font-weight="normal" fo:background-color="transparent" style:font-size-asian="14pt" style:font-weight-asian="normal" style:font-size-complex="14pt" style:font-weight-complex="normal"/>
    </style:style>
    <style:style style:name="P81" style:family="paragraph" style:parent-style-name="Standard" style:list-style-name="L7">
      <style:paragraph-properties fo:line-height="100%" fo:text-align="justify" style:justify-single-word="false" fo:background-color="transparent">
        <style:background-image/>
      </style:paragraph-properties>
      <style:text-properties fo:color="#000000" fo:font-size="14pt" style:text-underline-style="none" fo:font-weight="normal" fo:background-color="transparent" style:font-size-asian="14pt" style:font-weight-asian="normal" style:font-size-complex="14pt" style:font-weight-complex="normal"/>
    </style:style>
    <style:style style:name="P82" style:family="paragraph" style:parent-style-name="Standard" style:list-style-name="L4">
      <style:paragraph-properties fo:line-height="100%" fo:text-align="justify" style:justify-single-word="false" fo:background-color="transparent">
        <style:background-image/>
      </style:paragraph-properties>
      <style:text-properties fo:color="#000000" fo:font-size="14pt" style:text-underline-style="none" fo:font-weight="normal" fo:background-color="#ffff00" style:font-size-asian="14pt" style:font-weight-asian="normal" style:font-size-complex="14pt" style:font-weight-complex="normal"/>
    </style:style>
    <style:style style:name="P83" style:family="paragraph" style:parent-style-name="Standard" style:list-style-name="L8">
      <style:paragraph-properties fo:line-height="100%" fo:text-align="justify" style:justify-single-word="false" fo:background-color="transparent">
        <style:background-image/>
      </style:paragraph-properties>
      <style:text-properties fo:color="#000000" fo:font-size="14pt" style:text-underline-style="none" fo:font-weight="normal" fo:background-color="#ffff00" style:font-size-asian="14pt" style:font-weight-asian="normal" style:font-size-complex="14pt" style:font-weight-complex="normal"/>
    </style:style>
    <style:style style:name="P84" style:family="paragraph" style:parent-style-name="Standard" style:list-style-name="L5">
      <style:paragraph-properties fo:line-height="100%" fo:text-align="justify" style:justify-single-word="false" fo:background-color="transparent">
        <style:background-image/>
      </style:paragraph-properties>
      <style:text-properties fo:color="#000000" fo:font-size="14pt" style:text-underline-style="none" fo:font-weight="normal" fo:background-color="#ff9999" style:font-size-asian="14pt" style:font-weight-asian="normal" style:font-size-complex="14pt" style:font-weight-complex="normal"/>
    </style:style>
    <style:style style:name="P85" style:family="paragraph" style:parent-style-name="Standard" style:list-style-name="L6">
      <style:paragraph-properties fo:line-height="100%" fo:text-align="justify" style:justify-single-word="false" fo:background-color="transparent">
        <style:background-image/>
      </style:paragraph-properties>
      <style:text-properties fo:color="#000000" fo:font-size="14pt" style:text-underline-style="none" fo:font-weight="normal" fo:background-color="#ffcccc" style:font-size-asian="14pt" style:font-weight-asian="normal" style:font-size-complex="14pt" style:font-weight-complex="normal"/>
    </style:style>
    <style:style style:name="P86" style:family="paragraph" style:parent-style-name="Standard" style:list-style-name="L7">
      <style:paragraph-properties fo:line-height="100%" fo:text-align="justify" style:justify-single-word="false" fo:background-color="transparent">
        <style:background-image/>
      </style:paragraph-properties>
      <style:text-properties fo:color="#000000" fo:font-size="14pt" style:text-underline-style="none" fo:font-weight="normal" fo:background-color="#66ff00" style:font-size-asian="14pt" style:font-weight-asian="normal" style:font-size-complex="14pt" style:font-weight-complex="normal"/>
    </style:style>
    <style:style style:name="P87" style:family="paragraph" style:parent-style-name="Standard" style:list-style-name="L8">
      <style:paragraph-properties fo:margin-left="0cm" fo:margin-right="0cm" fo:line-height="100%" fo:text-align="justify" style:justify-single-word="false" fo:text-indent="1.032cm" style:auto-text-indent="false" fo:background-color="transparent">
        <style:background-image/>
      </style:paragraph-properties>
      <style:text-properties fo:color="#000000" fo:font-size="14pt" style:text-underline-style="none" fo:font-weight="normal" fo:background-color="#ffff00" style:font-size-asian="14pt" style:font-weight-asian="normal" style:font-size-complex="14pt" style:font-weight-complex="normal"/>
    </style:style>
    <style:style style:name="P88" style:family="paragraph" style:parent-style-name="Standard" style:list-style-name="L9">
      <style:paragraph-properties fo:margin-left="0cm" fo:margin-right="0cm" fo:line-height="100%" fo:text-align="justify" style:justify-single-word="false" fo:text-indent="1.032cm" style:auto-text-indent="false" fo:background-color="transparent">
        <style:background-image/>
      </style:paragraph-properties>
      <style:text-properties fo:color="#000000" fo:font-size="14pt" style:text-underline-style="none" fo:font-weight="normal" fo:background-color="#ffff00" style:font-size-asian="14pt" style:font-weight-asian="normal" style:font-size-complex="14pt" style:font-weight-complex="normal"/>
    </style:style>
    <style:style style:name="P89" style:family="paragraph" style:parent-style-name="Standard" style:list-style-name="L9">
      <style:paragraph-properties fo:margin-left="0cm" fo:margin-right="0cm" fo:line-height="100%" fo:text-align="justify" style:justify-single-word="false" fo:text-indent="1.032cm" style:auto-text-indent="false" fo:background-color="transparent">
        <style:background-image/>
      </style:paragraph-properties>
      <style:text-properties fo:color="#000000" fo:font-size="14pt" style:text-underline-style="none" fo:font-weight="normal" fo:background-color="transparent" style:font-size-asian="14pt" style:font-weight-asian="normal" style:font-size-complex="14pt" style:font-weight-complex="normal"/>
    </style:style>
    <style:style style:name="P90" style:family="paragraph" style:parent-style-name="Standard">
      <style:paragraph-properties fo:margin-left="0cm" fo:margin-right="0cm" fo:line-height="100%" fo:text-align="justify" style:justify-single-word="false" fo:text-indent="0.503cm" style:auto-text-indent="false" fo:background-color="transparent">
        <style:background-image/>
      </style:paragraph-properties>
      <style:text-properties fo:color="#000000" fo:font-size="14pt" style:text-underline-style="none" fo:font-weight="normal" fo:background-color="transparent" style:font-size-asian="14pt" style:font-weight-asian="normal" style:font-size-complex="14pt" style:font-weight-complex="normal"/>
    </style:style>
    <style:style style:name="P91" style:family="paragraph" style:parent-style-name="Text_20_body" style:list-style-name="L1">
      <style:paragraph-properties fo:text-align="justify" style:justify-single-word="false"/>
      <style:text-properties fo:font-variant="normal" fo:text-transform="none" fo:color="#000000" style:font-name="Times New Roman" fo:font-size="14pt" fo:letter-spacing="normal" fo:font-style="normal" fo:font-weight="normal" style:font-size-asian="14pt" style:font-weight-asian="normal" style:font-size-complex="14pt" style:font-weight-complex="normal"/>
    </style:style>
    <style:style style:name="T1" style:family="text">
      <style:text-properties fo:font-weight="bold" style:font-weight-asian="bold" style:font-weight-complex="bold"/>
    </style:style>
    <style:style style:name="T2" style:family="text">
      <style:text-properties fo:font-variant="normal" fo:text-transform="none" fo:letter-spacing="normal" fo:font-style="normal"/>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fo:background-color="#ffff00"/>
    </style:style>
    <style:style style:name="T5" style:family="text">
      <style:text-properties style:font-name-asian="Cascadia Mono" style:font-name-complex="Cascadia Mono"/>
    </style:style>
    <style:style style:name="T6" style:family="text">
      <style:text-properties fo:color="#ff0000" style:text-underline-style="solid" style:text-underline-width="auto" style:text-underline-color="font-color" fo:font-weight="bold" style:font-weight-asian="bold" style:font-weight-complex="bold"/>
    </style:style>
    <style:style style:name="T7" style:family="text">
      <style:text-properties fo:color="#ff0000" fo:font-weight="bold" style:font-weight-asian="bold" style:font-weight-complex="bold"/>
    </style:style>
    <style:style style:name="T8" style:family="text">
      <style:text-properties fo:font-style="italic" fo:font-weight="bold" style:font-style-asian="italic" style:font-weight-asian="bold" style:font-style-complex="italic" style:font-weight-complex="bold"/>
    </style:style>
    <style:style style:name="T9" style:family="text">
      <style:text-properties fo:background-color="#99ffcc"/>
    </style:style>
    <style:style style:name="T10" style:family="text">
      <style:text-properties fo:background-color="#83caff"/>
    </style:style>
    <style:style style:name="T11" style:family="text">
      <style:text-properties style:text-underline-style="none" fo:font-weight="normal" fo:background-color="#ffff00" style:font-weight-asian="normal" style:font-weight-complex="normal"/>
    </style:style>
    <style:style style:name="T12" style:family="text">
      <style:text-properties style:text-underline-style="none" fo:font-weight="normal" style:font-weight-asian="normal" style:font-weight-complex="normal"/>
    </style:style>
    <style:style style:name="T13" style:family="text">
      <style:text-properties fo:font-style="normal" style:font-style-asian="normal" style:font-style-complex="normal"/>
    </style:style>
    <style:style style:name="T14" style:family="text">
      <style:text-properties style:font-name="Times New Roman" style:text-underline-style="none" fo:font-weight="normal" style:font-name-asian="Cascadia Mono" style:font-weight-asian="normal" style:font-name-complex="Cascadia Mono" style:font-weight-complex="normal"/>
    </style:style>
    <style:style style:name="T15" style:family="text">
      <style:text-properties style:font-name="Times New Roman" style:text-underline-style="none" fo:font-weight="normal" style:font-weight-asian="normal" style:font-weight-complex="normal"/>
    </style:style>
    <style:style style:name="T16" style:family="text">
      <style:text-properties style:font-name="Times New Roman" style:font-name-asian="Cascadia Mono" style:font-name-complex="Cascadia Mono"/>
    </style:style>
    <style:style style:name="T17" style:family="text">
      <style:text-properties fo:color="#0000ff" fo:font-size="14pt" style:font-name-asian="Cascadia Mono" style:font-size-asian="14pt" style:font-name-complex="Cascadia Mono" style:font-size-complex="14pt"/>
    </style:style>
    <style:style style:name="T18" style:family="text">
      <style:text-properties fo:color="#000000" fo:font-size="14pt" style:font-name-asian="Cascadia Mono" style:font-size-asian="14pt" style:font-name-complex="Cascadia Mono" style:font-size-complex="14pt"/>
    </style:style>
    <style:style style:name="T19" style:family="text">
      <style:text-properties fo:color="#000000" style:text-underline-style="none" fo:font-weight="normal" style:font-weight-asian="normal" style:font-weight-complex="normal"/>
    </style:style>
    <style:style style:name="T20" style:family="text">
      <style:text-properties fo:color="#000000" style:font-name-asian="Cascadia Mono" style:font-name-complex="Cascadia Mono"/>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921447349401606583" text:style-name="L1">
        <text:list-item>
          <text:p text:style-name="P74">Utworzenie nowego projektu ASP – szablon Internetowy Interface API platformy ASP.Net.Core do tworzenia aplikacji platformy ASP.Net Core z przykładowym kontrolerem obsługującym HTTP Restful. Tego szablonu można użyć także dla widoków i kontrolerów platformy ASP.Net Core MVC. Projekt skonfigurowano do protokołu https, nie włączono Dockera.</text:p>
        </text:list-item>
        <text:list-item>
          <text:p text:style-name="P74">Usunięcie WeatherForecastControllera i klasy WeatherForecast.cs</text:p>
        </text:list-item>
        <text:list-item>
          <text:p text:style-name="P75">Dodanie Microsoft.EntityFrameworkCore, Microsoft.EntityFrameworkCore.Design, Microsoft.EntityFrameworkCore.SqlServer, Microsoft.EntityFrameworkCore.Tools</text:p>
        </text:list-item>
        <text:list-item>
          <text:p text:style-name="P74">Dodanie folderu Entities i zdefiniowanie klas encji stosownie do przyjętej koncepcji relacji w bazie danych.</text:p>
        </text:list-item>
        <text:list-item>
          <text:p text:style-name="P74">Dodanie folderu DbContext oraz klasy ExamContext, gdzie zdefiniowano DbSety.</text:p>
        </text:list-item>
        <text:list-item>
          <text:p text:style-name="P74">Implementacja usługi DbContext w klasie Program.cs ze ścieżką dostępu do bazy danych oraz dodanie connectionstringu do appsettings.json</text:p>
        </text:list-item>
        <text:list-item>
          <text:p text:style-name="P74">Dodanie pierwszej migracji i utworzenie bazy danych</text:p>
        </text:list-item>
        <text:list-item>
          <text:p text:style-name="P74">Korekty klas, rozbicie klasy komisji na role i związana z tym korekta DbSetów, dodanie danych startowych.</text:p>
        </text:list-item>
        <text:list-item>
          <text:p text:style-name="P74">Dodanie folderu Services a w nim dodane interfejsu i repozytorium (metody GetStudentsForExam oraz GetStudentsByLastName.</text:p>
        </text:list-item>
        <text:list-item>
          <text:p text:style-name="P74">Zarejestrowanie repozytorium i interfejsu w usługach w klasie Program.cs</text:p>
        </text:list-item>
        <text:list-item>
          <text:p text:style-name="P74">Dodanie kontrolerów</text:p>
        </text:list-item>
        <text:list-item>
          <text:p text:style-name="P74">W pierwszej kolejności dodałem StudentsController. Aby kontroler działał konieczne było oznaczenie klasy atrybutem [Route("api/students)], czyli tzw. atrybutem routingu. Bez tego próba uruchomienia aplikacji skutkowała wyrzuceniem wyjątku:</text:p>
          <text:p text:style-name="P74">"PuntoVitaExams.API.Controllers.StudentsController.GetStudentByLastName does not have an attribute route."</text:p>
          <text:p text:style-name="P74">Po tej czynności pod adresem localhost:7169/swagger pojawiła się dokumentacja mojej aplikacji ze schematem oraz kontrolerem "Students" i metodą Get</text:p>
          <text:p text:style-name="P74">Dodałem też atrybut [ApiController] – taki cytyat z transkrypcji kursu na ten temat: <text:span text:style-name="T1">"Nie jest to bezwzględnie konieczne, ale spowoduje to skonfigurowanie tego kontrolera z funkcjami i zachowaniem mającymi na celu poprawę środowiska programistycznego podczas tworzenia interfejsów API. Pomyśl o wymaganiu określonego typu routingu, automatycznym zwróceniu 400, wymaganiu określonego typu routingu, automatycznym zwróceniu 400 Bad Request w przypadku złych danych wejściowych i zwróceniu szczegółów problemu w przypadku błędów. W trakcie kursu spotkamy kilka z nich."</text:span></text:p>
        </text:list-item>
        <text:list-item>
          <text:p text:style-name="P74">Dodałem oprogramowanie pośredniczące dotyczące routingu w postaci:</text:p>
          <text:p text:style-name="P74">app.UseRouting()</text:p>
          <text:p text:style-name="P74">app.UseEndpoints()</text:p>
          <text:p text:style-name="P76"><text:span text:style-name="T2">Routing to funkcja, która udostępnia punkty końcowe i dopasowuje </text:span><text:soft-page-break/><text:span text:style-name="T2">przychodzące żądania HTTP do metod akcji kontrolera. Oprogramowanie pośredniczące routingu odnoszące się do przestrzeni nazw Microsoft.AspNetCore.Routing jest odpowiedzialne za obsługę żądań i odpowiedzi, sprawdzanie żądań i dopasowywanie ich do punktów końcowych, a nawet modyfikowanie komunikatów żądań i odpowiedzi, które przepływają przez potok przetwarzania żądań.</text:span> </text:p>
          <text:p text:style-name="P91">Routing korzysta z pary składników oprogramowania pośredniego, które są zarejestrowane przy użyciu metod rozszerzenia UseRouting i UseEndpoints. Podczas gdy <text:span text:style-name="T3">UseRouting</text:span> służy do dopasowania żądania do punktu końcowego, to <text:span text:style-name="T3">UseEndpoints</text:span> służy do wykonania dopasowanego punktu końcowego.</text:p>
          <text:p text:style-name="P91">Należy pamiętać, że oprogramowanie pośredniczące <text:span text:style-name="T3">UseRouting</text:span> powinno być skonfigurowane przed wszystkimi innymi programami pośredniczącymi, czyli na początku potoku żądania http, w tym przed uwierzytelnianiem, autoryzacją i wszelkimi niestandardowymi programami pośredniczącymi. Natomiast oprogramowanie pośrednie <text:span text:style-name="T3">UseEndpoints</text:span> powinno być skonfigurowane na końcu.</text:p>
        </text:list-item>
      </text:list>
      <text:p text:style-name="P2">Trzeba przerobić usunąć encję adress a jej właściwości uczynić częścią encji Student. Chodzi o to, że utrzymywanie osobnej encji adresu powoduje, że konieczne staje się wykonywanie dodatkowych czynności związanych z łączeniem istniejących adresów z istniejącymi studentami. W przeciwnym razie z kolei dojdzie do tego, że te same adresy będą występowały pod różnymi Id, co niepotrzebnie zajmuje pamięć. Póki co jednak będę kontynuował rozwój aplikacji w obecnym stanie encji. Wszystko w ramach edukacji. <text:span text:style-name="T1">NIE TRZEBA BYŁO TEGO ROBIĆ. WYSTARCZYŁO ZAIMPLEMENTOWAĆ METODĘ DODANIA NOWEGO ADRESU I STUDENTA W JEDNEJ AKCJI. ZROBIONE</text:span></text:p>
      <text:p text:style-name="P3"/>
      <text:list xml:id="list22540626" text:continue-numbering="true" text:style-name="L1">
        <text:list-item>
          <text:p text:style-name="P74">Dalej powstawały kolejne kontrolery i ich akcje. Przy tej okazji nauczyłeś się, że utrzymywanie w jednym kontrolerze kilku metod http tego samego rodzaju (np. kilku getów) wymaga zróżnicowania ich adnotacji routingu, bo bez tego aplikacja nie potrafi ich rozróżnić wybrać odpowiedniego endpointa.</text:p>
        </text:list-item>
        <text:list-item>
          <text:p text:style-name="P74"/>
        </text:list-item>
      </text:list>
      <text:p text:style-name="P11">Musiałem przerobić encje Student i Address. Zakomentowałem w klasie Student pole właściwości nawigacyjnej oraz klucza obcego ponieważ powodowało to, że klucz obcy w tabeli Student nie dopuszczał nulla. Był zatem wymagany, co sprawiało, że aby dodać nowego studenta musiałem znać i podać Id jego adresu. To trochę chore. Jednakże po opracowaniu metody dodawania adresu i studenta jednocześnie pojawiła mi się refleksja, czy nie można powrócić do poprzedniej wersji, bo być może dzięki temu, że oba te obiekty dodawane będą jednocześnie, to klucz obcy będzie dodawał się automatycznie. Dałoby to możliwość zaimplementowania metody pobierania studenta z dołączonym adresem, bo teraz jest to niemożliwe, albowiem w encji studenta nie ma żadnego odniesienia do jego adresu. Zrobiłem to. Dodawanie adresu i studenta jednocześnie działa. Zgodnie z przewidywaniami nie działa dodanie samego studenta, choć jakimś cudem właściwość klucza obcego AddressId w tabeli <text:soft-page-break/>Students nadal dopuszcza nulla. Nie wiem o co tu chodzi. Najważniejsze, że działa jednoczesne dodawanie studenta i adresu. W tej sytuacji dodawanie samego studenta nie jest potrzebne. Niepotrzebna będzie też metoda dodania samego adresu i łączenia adresu ze studentem. </text:p>
      <text:p text:style-name="P7">Kolejna praca to dopracowanie metody pobrania studenta z adresem. To mi nie idzie. Dla niektórych nazwisk pojawia się tylko pusta tablica z komunikatem 200 zaś dla innych komunikat 500 i informacja o błędzie Unable to cast object of type 'PuntoVitaExams.API.Entities.Student' to type 'System.Collections.Generic.IEnumerable`1[PuntoVitaExams.API.Entities.Student]'.</text:p>
      <text:p text:style-name="P7"/>
      <text:p text:style-name="P7">lub</text:p>
      <text:p text:style-name="P7"/>
      <text:p text:style-name="P7">System.Text.Json.JsonException: A possible object cycle was detected. This can either be due to a cycle or if the object depth is larger than the maximum allowed depth of 32. Consider using ReferenceHandler.Preserve on JsonSerializerOptions to support cycles. Path: </text:p>
      <text:p text:style-name="P7"/>
      <text:p text:style-name="P7">Te błędy pojawiały się po dodaniu Includa do wiersza polecenia </text:p>
      <text:p text:style-name="P7">Problem rozwiązany poprzez zarejestrowanie usługi </text:p>
      <text:p text:style-name="P13">builder.Services.AddControllers().AddJsonOptions(x =&gt;</text:p>
      <text:p text:style-name="P14"><text:s text:c="16"/>x.JsonSerializerOptions.ReferenceHandler = ReferenceHandler.IgnoreCycles);</text:p>
      <text:p text:style-name="P1">oraz dodanie przestrzeni nazw</text:p>
      <text:p text:style-name="P15"><text:span text:style-name="T5">using</text:span><text:span text:style-name="T5"> System.Text.Json.Serialization;</text:span></text:p>
      <text:p text:style-name="P1">w klasie Program.cs</text:p>
      <text:p text:style-name="P5"/>
      <text:p text:style-name="P5"/>
      <text:p text:style-name="P5"><text:span text:style-name="T4">Teraz kolejne kroki to: GetStudentWithAddress (na razie nie działa),</text:span> <text:span text:style-name="T4">ConnectExistingStudentAndAddress (niepotrzebne)</text:span></text:p>
      <text:p text:style-name="P5"/>
      <text:p text:style-name="P6">Przerobić wszystkie gety indywidualne tak, aby nie były numerable ani queryable, bo nie ma takiej potrzeby(Chyba).</text:p>
      <text:p text:style-name="P5"/>
      <text:p text:style-name="P5"/>
      <text:p text:style-name="P8">Poczytać o AddNewAddressToExistingStudent oraz o queryablach i numerablach.</text:p>
      <text:p text:style-name="P5"/>
      <text:p text:style-name="P5"/>
      <text:p text:style-name="P12">CreateNewStudentWithAddressForExam – to na późniejszym etapie. Wymaga chyba utworzenia klas ForCreation pozbawionych właściwości Id oraz mapowania do typu dto oraz podania wartości argumentów w ciele zapytania [FromBody]. Zanim to ogarnę, w pierwszej kolejności skupiam się na metodzie AddStudentToExam(już działa). Dałoby to możliwość dopisania w jednej akcji Studenta i jego Adresu do konkretnego egzaminu. <text:span text:style-name="T7">PROBLEM ROZWIĄZANY – PATRZ *****</text:span></text:p>
      <text:p text:style-name="P5"/>
      <text:p text:style-name="P5"/>
      <text:p text:style-name="P6"><text:soft-page-break/>Dopracować metodę GetStudentByLastName tak, aby do studenta dołączone były informacje zarówno o jego adresie jak i egzaminach. Można to zrobić zapisując dwie funkcje Include jedną po drugiej. Wyrażenie lambda można zastąpić nazwą właściwości nawigacyjnej podaną w cudzysłowiu.</text:p>
      <text:p text:style-name="P6"/>
      <text:p text:style-name="P8">Dopracować metody Get tak, aby wyświetlały tylko te właściwości obiektów, które naprawdę mnie interesują. Np. Wyświetlając studenta z egzaminem, nie potrzebuję informacji o Id egzaminu, albo wyświetlając go z adresem nie potrzebuję tablicy students. I to też będzie wymagało mapowania.</text:p>
      <text:p text:style-name="P5"/>
      <text:p text:style-name="P10">Dodać 4 adresy do 4 bezdomnych studentów. - Zrobione, a ponieważ mam metodę dodawania adresu i studenta w jednej akcji, to nie potrzebuję już metody łączenia studenta z adresem. Zakomentowałem tę metodę w kontrolerze adresów oraz powiązaną z nim metodę Get AddressAsync w interfejsie i repozytorium.</text:p>
      <text:p text:style-name="P5"/>
      <text:p text:style-name="P5"/>
      <text:p text:style-name="P6">Zawartość nawiasów w poleceniu return OK(cośtam) to ciało odpowiedzi http, które zostanie przekazane do widoku i wyświetlone w oknie przeglądarki.</text:p>
      <text:p text:style-name="P5"/>
      <text:p text:style-name="P9">Łączenie obiektów nie działa, np. adresu ze studentem. Zawsze wyskakuje błąd z nullem, chociaż metody Get pobierające elementy do połączenia wywołanie samodzielnie działają poprawnie.<text:span text:style-name="T3">JUŻ DZIAŁA – POMOGŁA MIGRACJA OPISANA PONIŻEJ, KTÓRA UPORZĄDKOWAŁA KLUCZE I RELACJE WPROWADZAJĄC W TYM ZAKRESIE ZMIANY ZGODNE Z 3 KONWNECJĄ DEFINIOWANIA RELACJI JEDEN DO WIELU</text:span></text:p>
      <text:p text:style-name="P5"/>
      <text:p text:style-name="P8">Chociaż łączenie studenta z egzaminem działa bez zarzutu. Może dlatego, że to jest metoda post, a w/w próbowałem jako get. <text:span text:style-name="T6">NIE – PATRZ NIŻEJ</text:span></text:p>
      <text:p text:style-name="P8"/>
      <text:p text:style-name="P8">Jeśli tak, to problem polega na tym, że w kontrolerze adresu mam posta w postaci utworzenia nowego studenta i adresu jednocześnie, a w kontrolerze studenta mam już posta w postaci dołączania studenta do egzaminu. Ale jak zrobić routing, żeby w jednym korolerze były dwa posty? No chyba, że łączenie studenta i egzaminu przeniesiesz do kontrolera egzaminu. - Niestety niemożliwe, w kontrolerze egzaminu <text:s/>masz posta do tworzenia nowego egzaminu. No więc albo rozkminisz kwestię routingu, albo będziesz tworzył egzamin z danymi osobowymi i adresowymi studenta – Patrz wyżej CreateNewStudentWithAddressForExam. NIE JEST TO PROBLEM METODY HTTP – POST CZY GET. METODA DODAWANIA STUDENTA DO EGZAMINU DZIAŁA TYLKO DLATEGO, ŻE JEST TAM ZASTOSOWANY DWUSTRONNY ADD, TZN DODAJE STUDENTA DO LISTY EGZAMINÓW I ODWROTNIE – <text:span text:style-name="T8">Po zastosowaniu migracji jak poniżej nie potrzeję tego podwójnego ADD. Również w tej kwestii pomogła migracja, która uporządkowała relacje i klucze obce.</text:span> W PRZYPADKU ADRESÓW I STUDENTÓW JEST TO NIEMOŻLIWE. STUDENT NIE MA LISTY ADRESÓW, WIĘC KOMENDA student.Address.Add(address) nie zadziała. Metoda Add w tym przypadku, to metoda <text:soft-page-break/>linq przynależna kolekcji. Zaś utworzenie relacji pomiędzy obiektami przy pomocy metody ADD ExamContext jest niemożliwe, bo ta metoda dodaje do tabel pełne obiekty – odpowiednio zmapowane oczywiście. Nie ma ona nic wspólnego z generowaniem kluczy obcych w odpowiednich tabelach.</text:p>
      <text:p text:style-name="P8">PROBLEM W TYM, ŻE JEŚLI W TABELI STUDENT KLUCZ OBCY adddressId JEST NULLEM, TO CAŁY OBIEKT PRZY POBRANIU ROBI SIĘ <text:s/>NULLEM, CHOĆ OCZYWIŚCIE NIE WIEM DLACZEGO. JEŚLI PODAM Id STUDENTA, KTÓRY MA PRZYPISANE MIESZKANIE, TO PROBLEM NIE WYSTĘPUJE.</text:p>
      <text:p text:style-name="P8"/>
      <text:p text:style-name="P40">Kolejna migracja: Zmieniłem właściwości w encjach tak, aby uzyskać następujące relacje:</text:p>
      <text:p text:style-name="P40"/>
      <text:p text:style-name="P33">Student – Adress, jeden do wielu, jeden student ma jeden adres ale pod jednym adresem może mieszkać kilku studentów. Konwencja 3 (kolekcja w klasie rodzica – adres, właściwość nawigacyjna w klase dziecka – student. W tabeli students wygenerowany został klucz obcy dopuszczający nulla – zgodnie z konwencją.</text:p>
      <text:p text:style-name="P25">Komisja – przewodniczący, jeden do wielu, tak jak powyżej, klasa podrzędna – komisja ma FK nullable, zgodnie z konwencją.</text:p>
      <text:p text:style-name="P25">Komisja – sekretarz, jeden do wielu, tak jak u przewodniczącego komisji.</text:p>
      <text:p text:style-name="P25">Komisja – członek komisji, wiele do wielu, powstała tabela pośrednicząca, zgodnie z konwencją.</text:p>
      <text:p text:style-name="P25">Pozostałe relacje pozostały bez zmian, a <text:s/>zatem:</text:p>
      <text:p text:style-name="P25">Student – egzamin, wiele do wielu, jest tabela pośrednicząca, bez zmian.</text:p>
      <text:p text:style-name="P25">Egzamin – komisja, jeden do wielu. Tu dałeś ciała, bo nie zrobiłeś tego, co chciałeś, czyli nie uzunąłęś z klasy podrzędnej (tu klasa egzamin) właściwości klucza obcego. Spowodowało to, EF wygenerował w tabeli SailingExams kolumnę klucza obcego ExaminationCommitteeId nie dopuszczający nulla. Wszystko odbyło się zgodnie z konwencją. To ja nie dokonałem odpowiednich zmian w kodzie. Zobaczymy, jak to będzie działać w przyszłości.</text:p>
      <text:p text:style-name="P25">W tabelach mam:</text:p>
      <text:p text:style-name="P25">4 studentów Przekora, Zapas*2, Niespodziany, bez adresu, bez egzaminu</text:p>
      <text:p text:style-name="P34">1 egzamin PV/2/23, bez studentów, bez komisji</text:p>
      <text:p text:style-name="P25">2 sekretarzy Wyczesany, Zaradek</text:p>
      <text:p text:style-name="P25">3 komisje bez składu, bez egzaminu</text:p>
      <text:p text:style-name="P25">2 członków Rosochata, Koniec</text:p>
      <text:p text:style-name="P25">2 przewodniczących Ogorzały, Nieraczej</text:p>
      <text:p text:style-name="P25">3 adresy, bez studentów</text:p>
      <text:p text:style-name="P16"/>
      <text:p text:style-name="P19">Wszystkie dotychczasowe metody działają, działa też w końcu dodawanie adresu do studenta</text:p>
      <text:p text:style-name="P16"/>
      <text:p text:style-name="P17">Rzekomo działa dodawanie studenta do egzaminu – dostaję zwrot 200, ale pobierając egzamin, nie ma studentów w tablicy. Działało, bo zakomentowany był <text:soft-page-break/>kod dotyczący includa. Po odkomentowaniiu nie działa.</text:p>
      <text:p text:style-name="P17">No i rzeczywiście metoda ta działa, bo w tabeli pośredniej dostaję kolejne Id egzaminów i studentów. Dostaję komunikat, że nie można niejawnie przekonwertować.</text:p>
      <text:p text:style-name="P17">Problem rozwiązany – nie można było przekonwertować typu kolekcji, bo metoda nie była IEnumerable.</text:p>
      <text:p text:style-name="P17"/>
      <text:p text:style-name="P18">SPRAWDŹ FUNKCJE WE WSZYSTKICH KONTROLERACH</text:p>
      <text:p text:style-name="P18">ORAZ INTERFEJSIE I REPOZYTORIUM,</text:p>
      <text:p text:style-name="P18">CZY PRZESTRZEGASZ TYCH REGUŁ </text:p>
      <text:list xml:id="list4705502410338727577" text:style-name="L2">
        <text:list-item>
          <text:p text:style-name="P77">ITERFEJS SPRAWDZONY</text:p>
        </text:list-item>
      </text:list>
      <text:p text:style-name="P30"/>
      <text:p text:style-name="P30"/>
      <text:p text:style-name="P24">W kontrolerze akcje get i post zwracają typy, więc jest task&lt;ActionResut&lt;typ&gt;&gt; NazwaFunkcji. Dodatkowo, jeśli zwracasz jakieś kolekcje, to wewnątrz ActionResult musisz zaznaczyć, że zwracany typ będzie typem iteracyjnym, więc albo Ienumerable albo Iqueryable .</text:p>
      <text:p text:style-name="P24"/>
      <text:p text:style-name="P24">Akcje patch, put i delete nie zwracają, więc jest task&lt;ActionResult&gt; Nazwa Funkcji</text:p>
      <text:p text:style-name="P24"/>
      <text:p text:style-name="P24">W interfejsie i repozytorium, jeśli masz task, to wewnątrz ostrych nawiasów określasz typ tylko dla getów. Jeśli to konieczne, uwzględniasz fakt, że są to typu iteracyjne. Funkcje dodawania zasobów w interfejsie mają tylko taska bez nawiasów ostrych.</text:p>
      <text:p text:style-name="P16"/>
      <text:p text:style-name="P22">Pisząc metodę connect dla członka komisji nie dałem awaita przed _puntovitaExamRepository, co dało błąd w postaci takiej, że obiekt member nie był traktowany jako zmienna lokalna tylko jako element task&lt;ExaminationCommitteeMember&gt;, który nie zawierał definicji ExaminationCommittee i nie można było dodać komisji do jej członka. Wywołanie metody Add dawało błąd.</text:p>
      <text:p text:style-name="P16"/>
      <text:p text:style-name="P16"/>
      <text:p text:style-name="P23">Nieprawdą jest to, co myślałeś wcześniej, że jeśli do pobieranego elementu dołącząsz listę do musisz zwracać typ iteracyjny. Przerobiłem GetExamWith Students, pracuję nad GetCommitteeExam. Nie musisz używać ToList i nie musisz określać zwracanego typu jako iteracyjny.</text:p>
      <text:p text:style-name="P16"/>
      <text:p text:style-name="P20">Po zmodyfikowaniu metody GetExaminationCommittee poprzez dołączenie członków komisji przestała mi działać metoda ConnectMember. Metoda jako taka nie działa. Zwraca kod 200, ale tabela pośrednicząca nie wypełnia i nie ma relacji. Już działa w pełni. Tabela wypełnia się relacjami, ale po dodaniu Includa do GetExaminationCommittee znów nie działa. </text:p>
      <text:p text:style-name="P16"/>
      <text:p text:style-name="P21"><text:soft-page-break/>Taki oto komunikat o błędzie</text:p>
      <text:p text:style-name="P21">An unhandled exception has occurred while executing the request.</text:p>
      <text:p text:style-name="P21"><text:s text:c="6"/>System.InvalidOperationException: An error was generated for warning 'Microsoft.EntityFrameworkCore.Query.InvalidIncludePathError': Unable to find navigation 'ExaminationCommitteeMember' specified in string based include path 'ExaminationCommitteeMember'. This exception can be suppressed or logged by passing event ID 'CoreEventId.InvalidIncludePathError' to the 'ConfigureWarnings' method in 'DbContext.OnConfiguring' or 'AddDbContext'.</text:p>
      <text:p text:style-name="P21"/>
      <text:p text:style-name="P31">Pobieranie komisji skutkuje zaś takim błędem</text:p>
      <text:p text:style-name="P31">An unhandled exception has occurred while executing the request.</text:p>
      <text:p text:style-name="P31"><text:s text:c="6"/>System.InvalidOperationException: An error was generated for warning 'Microsoft.EntityFrameworkCore.Query.InvalidIncludePathError': Unable to find navigation 'ExaminationCommitteeMember' specified in string based include path 'ExaminationCommitteeMember'. This exception can be suppressed or logged by passing event ID 'CoreEventId.InvalidIncludePathError' to the 'ConfigureWarnings' method in 'DbContext.OnConfiguring' or 'AddDbContext'.</text:p>
      <text:p text:style-name="P31"/>
      <text:p text:style-name="P21"><text:span text:style-name="T7">Błąd polegał na tym, że w stringu Includa podałem Exa...Memb</text:span><text:span text:style-name="T6">er</text:span><text:span text:style-name="T7"> a powinno być ....</text:span><text:span text:style-name="T6">bers, czyli tak jak w tabeli bazy danych. Bezpieczniej podawać wyrażenie lambda.</text:span></text:p>
      <text:p text:style-name="P32"/>
      <text:p text:style-name="P32"/>
      <text:p text:style-name="P26">Rzeczy do zrobienia:</text:p>
      <text:list xml:id="list6028434349196840555" text:style-name="L3">
        <text:list-item>
          <text:p text:style-name="P78">Częściowa aktualizacja Studenta w celu ustawienia pola result</text:p>
        </text:list-item>
        <text:list-item>
          <text:p text:style-name="P78">Dodać Get CommitteeHeads, Secretaries oraz Members</text:p>
        </text:list-item>
        <text:list-item>
          <text:p text:style-name="P78">Dodać Get Students For Exam oraz Get Examination Committee For Exam, to chcesz wykorzystać do tego, by z widoku zawierającego szczegóły egzaminu chciałbyś przejść do widoku wszystkich uczestników tego egzaminu <text:s/>w innej akcji do widoku składu komisji obsługującej ten egzamin. Przejście miałoby się dokonywać poprzez przycisk, który przekierowywałby do odpowiedniej strony. Nie da się zaimplementować metody GetExaminationCommitteeFor... ale to chyba nie problem, bo przecież najprawdopodobniej pod ten przycisk można podpiąć dowolną akcję, a zatem również akcję pobrania komisji wg committeeId. Zarówno nr egzaminu w pierwotnym pomyśle, jak i id komisji i tak trzeba będzie wklepać, bo nie da się tego powiązać na sztywno – skąd niby komputer miałby wiedzieć. A najprościej zrobić to w jednym widoku, tj. szczegóły egzaminu, studenci i komisja na jednej stronie.</text:p>
        </text:list-item>
      </text:list>
      <text:p text:style-name="P26"/>
      <text:p text:style-name="P27">Create new student and addres together for exam – nie potrzeba, zmiana koncepcji. Nie będzie potrzeby angażowania właściciela aplikacji do dodawania studenta do egzaminu. Po prostu w pierwszym kroku każdy student użyje metody CreateNewAddrressAndStudentTogether a następnie z metody <text:soft-page-break/>ConnectExistingAddrressWithStudentAndExam, gdzie student będzie identyfikowany po peselu.</text:p>
      <text:p text:style-name="P26"/>
      <text:p text:style-name="P26">Żeby zacząć implementację metod Patch zainstalowałem nugeta <text:s/>Microsoft.AspNetCore.JsonPatch. Dzięki temu utworzony zostanie dokument JSON Patch jako treść żądania PATCH zawierający listę operacji, takich jak operacja dodawania, zastępowania lub kopiowania, zawierająca odpowiednie nazwy pól i wartości. Nasze API powinno zaakceptować taki dokument PATCH, a następnie zastosować wszystkie te operacje do zasobu. </text:p>
      <text:p text:style-name="P26"/>
      <text:p text:style-name="P26">Drugi pakiet, który zainstalowałem, to Microsoft.AspNetCore.Mvc.NewtonsoftJson. Zawiera elementy formatujące dane wejściowe i wyjściowe ASP.NET Core dla JSON i JSON PATCH, które używają Json.NET.</text:p>
      <text:p text:style-name="P26"/>
      <text:p text:style-name="P26">W klasie program do kontrolerów dodałem AddNewtonsoftJson.</text:p>
      <text:p text:style-name="P26"/>
      <text:p text:style-name="P26">W kontrolerze Student dodałem przestrzeń nazw <text:s/>Microsoft.AspNetCore.JsonPatch.</text:p>
      <text:p text:style-name="P26">Okazało się, że aby dokonać aktualizacji muszę stworzyć nową klasę Studenta, która nie będzie zawierała Id, bo w trakcie aktualizacji mógłby on ulec zmianie, a tego nie chcę. Nadszedł więc czas utworzenia folderu modeli. Dokładne informacje na ten temat na stronie 54 transkrypcji. Wracam więc do przestudiowania historii aplikacji kursowej w zakresie tworzenia folderu Models. Będzie mi to przydatne przy wdrażaniu mapowania przy użyciu mapera, co i tak mnie nie ominie.</text:p>
      <text:p text:style-name="P26">Folder Models i klasy w nim zawarte powstał na początkowym etapie tworzenia aplikacji jako przygotowanie do pracy na zasobach zgromadzonych w pamięci. Jako pierwsze powstały klasy City.Dto oraz PointOfInterest.Dto, które zawierają niemal dokładnie te same właściwości, co odpowiadające im klasy w folderze Entities.</text:p>
      <text:p text:style-name="P26"/>
      <text:p text:style-name="P26">I kolejna rzecz do rozkminki i sprawdzenia w praktyce. Czy tworząc modele pozbawione właściwości Id, to czy dotyczy to tylko kluczy własnych a klucze obce mogą w modelach pozostać, czy może te klucze też należy wyrzucić? A co z właściwościami nawigacyjnymi w modelach? Zostawić, czy wyrzucić? Z drugiej strony, jak powyrzuca się te wszystkie właściwości z modeli, to nie będą one wyświetlane w widoku, czyli ościągniesz to, o co postawiłeś sobie za cel już wcześniej, a jeszcze tego nie zrealizowałeś. - Sprawa się wyjaśniła – Klasy Dto posiadają tylko te właściwości, które chcemy udostępnić w widoku. Zatem w klasach nadrzędnych uwzględniamy kolekcje. Dodatkowo klasy Dto nie zawierają adnotacji, bo ich nie potrzebują w przeciwieństwie do klas encji. Patrz - <text:s/>strona 81, 82 transkrypcji.</text:p>
      <text:p text:style-name="P26"/>
      <text:p text:style-name="P26">Z dotychczasowej analizy rozumiem, że wprowadzając klasy modeli Dto dla każdej <text:soft-page-break/>klasy encji (może poza adresem, ale to do późniejszej decyzji, bo chyba będę też w razie potrzeby updatował adresy) będę musiał pozmieniać typy zwracane w metodach zawartych w kontrolerach, interfejsie i repozytorium na Dto właśnie. No i wtedy wejdzie mapowanie i pojawi się ostateczna możliwość użycia metod PUT i PATCH. Takie dwa a nawet trzy w jednym. Rozdzielenie klas encji i Dto, co zapobiegnie wywołaniom cyklicznym, dopasuje właściwości, które chcesz mieć wyświetlane w widoku no i da możliwość updatowania zasobów). </text:p>
      <text:p text:style-name="P26">Zacznę zatem od utworzenia modelu Student.Dto w ramach dopasowania widoku – pominięcia właściwości, których nie chcę wyświetlać oraz StudentForUpdate na potrzeby updatu w zakresie dodania wyniku egzaminu. Obie te czynności będą wymagały użycia mapera. Potem zajmę się refaktoryzacją pozostałych klas w zakresie dopasowania widoków. Żeby to zrobić muszę przestudiować rozdział "Zwracanie danych z repozytorium podczas żądania zasobów" – strona 101, mapowania – strona 103 oraz druga część "Zwracana danych z repozytorium" strona 104.</text:p>
      <text:p text:style-name="P26"/>
      <text:p text:style-name="P26">Zacząłem wdrażać klasę Dto dla studenta, ale chcąc porównać widok dla zwróconej encji z późniejszym widokiem dla Dto próbowałem pobrać pojedynczego studenta i apka się zbuntowała. Nie działa, bo szmąci Json, który wcześniej dodałem. Zatem wyrzucam na razie AddNewtonsoftJson, bo będzie on potrzebny dopiero przy updacie. </text:p>
      <text:p text:style-name="P26">Dodałem pakiet mapera AutoMapper.Extensions.Microsoft.DependencyInjection, który zawiera rozszerzenia, dzięki którym AutoMapper współpracuje z systemem wstrzykiwania zależności ASP.NET Core. Ma zależność od pakietu AutoMapper, więc został on również automatycznie dodany.</text:p>
      <text:p text:style-name="P26">Dodałem usługę mapowania do kontenera usług w klasie program.</text:p>
      <text:p text:style-name="P26">Dodałem folder profiles i klasę StudentProfile, gdzie zdefiniowałem sposób mapowania obiektu Student wg konwencji: &lt;TSource, TDestination&gt;. Źródłem jest klasa encji pobrana z bazy danych a model docelowy to StudentDto, który ma być przekazany do widoku.</text:p>
      <text:p text:style-name="P26">Kolejny krok to opowiednie zmiany w kontrolerze i w metodzie GetStudentWith.... W pierwszej kolejności wstrzyknąłem usługę mapowania do kontrolera przy pomocy konstruktora – podobnie jak zaimplementowałem wcześniej interfejs. Następnie w metodzie Get zmieniłem typ zwracanego obiektu ze Student na StudentDto oraz zmieniłem argument zwracany metodą return na wynik mapowania pobranego elementu studentEntity na StudentDto.</text:p>
      <text:p text:style-name="P26">Metoda nie działa zupełnie prawidłowo, bo pojawiają się wywołania cykliczne. Wszystko prawdopodobnie przez to, że nie ma jeszcze klas AddressDto, SailingExamDto itd. - Tak, rzeczywiście po dodaniu klas SailingExamDto oraz AdresDto a także po dodaniu stosownych mapowań wywołania cykliczne zniknęły, ale wciąż konieczne jest stosowanie poprawki w postaci dodanej w klasie program usługi ignorowania wywołań cyklicznych.</text:p>
      <text:p text:style-name="P29"><text:soft-page-break/>Po dodaniu metody Patch zajmij się zwracaniem kodów stanu serwera z operacji – str.30.</text:p>
      <text:p text:style-name="P28">Sprawdzanie poprawności danych wejściowych. - str. 48 transkrypcji- Required i MaxLengnth</text:p>
      <text:p text:style-name="P35"/>
      <text:p text:style-name="P36">Zrobiłeś GetStudentsForExam, ale nie działa – zajmij się tym – po co skoro masz GetExamWithStudents????????!!!!!!!!!!A POZA TYM I TAK SIĘ NIE DA, BO W TABELI STUDENTS NIE MASZ ŻADNEJ NAWIGACJI DO EGZAMINU, więc wyrzuciłem tę metodę do kosza.</text:p>
      <text:p text:style-name="P36">poprawić GetExamWithStudents – zastosować ExamExist</text:p>
      <text:p text:style-name="P36">poprawić GetStudentWithAddressAndExams – zastosować StudentExist</text:p>
      <text:p text:style-name="P35"/>
      <text:p text:style-name="P35"/>
      <text:p text:style-name="P36">sprawdzić czy wszytstkie listy, właściwości, właściwości nawigacyjne w klasach Dto mają końcówkę Dto. TYLKO KOLEKCJE MAJĄ Dto. </text:p>
      <text:p text:style-name="P36">Sprawdzić, czy muszą być właściwości nawigacyjne w klasach Dto, czy wystarczą same kolekcje, a jeśli muszą być, to chyba raczej jako typ Dto – WŁAŚCIWOŚCI NAWIGACYJNE MUSZĄ BYĆ, BO INACZEJ OBIEKT, DO KTÓREGO ONE SIĘ ODNOSZĄ NIE ZOSTANIE UWZGLĘDNIONY W WIDOKU, WIĘC DAJĘ JE JAKO DTO, ŻEBY NIE MIESZAĆ PRZESTRZENI NAZW</text:p>
      <text:p text:style-name="P36"/>
      <text:p text:style-name="P38">To jeszcze falstart, nie wdrożyłeś mapowania do wszystkich getów. Masz go na razie tylko w Studencie, w pierwszej kolejności trzeba zrobić w pozostałych klasach, aby się upewnić, że wszystko działa. Może się okazać, że modele będą potrzebowały właściwości Id.</text:p>
      <text:p text:style-name="P38"/>
      <text:p text:style-name="P39">Zacząłem to robić, działa mi z pojedynczym rekordem, nie działa przy próbie pobrania wszystkich – działa – w instrukcji return ok należy w ciągu mapowania podać, że będzie IEnumerable</text:p>
      <text:p text:style-name="P36"/>
      <text:p text:style-name="P37">Praca nad metodą Post dla przewodniczącego komisji</text:p>
      <text:list xml:id="list161325125904919038" text:style-name="L4">
        <text:list-item>
          <text:p text:style-name="P79">Utworzenie nowego modelu bez numeru Id. Tego nie powinno być w metodzie post, ponieważ ustawianie Id jest domeną serwera. - NO TAK BY BYŁO, GDYBYM ZACZYNAŁ TWORZENIE APLIKACJI OD PRZECHOWYWANIA DANYCH W PAMIĘCI, A NIE BAZIE DANYCH, JAK TO BYŁO W KURSIE. JA BAZĘ DANYCH UTWORZYŁEM MAJĄC KLASY ENCJI BEZ MODELI DTO, MAM JUŻ WSZYSTKIE RELACJE, A TWORZĄC MODELE UTWORZYŁEM JE BEZ Id, I WSZYSTKIE METODY DZIAŁAJĄ, WIĘC NIE WIDZĘ TERAZ SENSU, ABY TWORZYĆ KLASĘ FORCREATION, KTÓRA BĘDZIE MIAŁA DOKŁADNIE TE SAME WŁAŚCIWOŚCI, CO JUŻ ISTNIEJĄCA KLASA. WRÓCĘ DO TEGO, JEŚLI COŚ BĘDZIE NIE TAK. - Post w Zakresie dodawania członka komisji działa, nie sprawdzony w POSTMANIE</text:p>
          <text:p text:style-name="P80"/>
        </text:list-item>
        <text:list-item>
          <text:p text:style-name="P82">Metoda Post dla dodania wyniku egzaminu DZIAŁA </text:p>
        </text:list-item>
      </text:list>
      <text:p text:style-name="P41"><text:soft-page-break/></text:p>
      <text:p text:style-name="P41"/>
      <text:p text:style-name="P47">Zmień metody dodawania <text:span text:style-name="T13">członków komijsji, studenta, adresu, komisji</text:span>, egzaminu tak, aby używały modeli Dto.</text:p>
      <text:p text:style-name="P41"/>
      <text:p text:style-name="P42">Chyba rysuje się problem konfliktu pomiędzy metodą patch add exam result, która wymagała ode mnie usunięcia właściwości nawigacyjnej Address z klasy StudentDto, </text:p>
      <text:p text:style-name="P42">a metodą GetStudentWithAddressAndExams, gdzie nie mając właściowści nawigacyjnej do adresu nie będę mógł go dołączyć includem do studenta.</text:p>
      <text:p text:style-name="P42"/>
      <text:p text:style-name="P42">No i tak, zgadza się. Nie ustawię wyniku egzaminu, jeśli nie mam w klasie StudentDto właściwość nawigacyjną Address. Jeśli usunę tę właściwość, to nie pobiorę Studenta z adresem. Wynika stąd fakt, że muszę utworzyć klasę StudentForAddingExamResultDto i oczywiście odpowiednie mapowanie. MIAŁEŚ RACJĘ, ZROBIONA DODATKOWA KLASA I MAPOWANIE I WSZYSTKO DZIAŁA JAK NALEŻY</text:p>
      <text:p text:style-name="P41"/>
      <text:p text:style-name="P50">Musisz też ogarnąć wyświetlanie wyników w NewtonsoftJson w Postmanie i – OGARNIĘTE – W HEADERS ŻĄDANIA accept */* </text:p>
      <text:p text:style-name="P43">Sprawdzić jeszcze raz, czy nie ma odwołań cyklicznych przy próbie pobierania studenta z adresem i egzaminami (może też z komisją, ale chyba nie)</text:p>
      <text:p text:style-name="P43">Nie wiem czy, są z komisją ale z ezaminami tak, więc instrukcja Ignore dla NewtonsoftJson jest konieczna. Można jednak usunąć całą instrukcję Jsona.</text:p>
      <text:p text:style-name="P43"/>
      <text:p text:style-name="P43"/>
      <text:p text:style-name="P41"><text:span text:style-name="T10">Utworzyć nową klasę StudentForCreationDto zawierającą właściwość Adress i</text:span> <text:span text:style-name="T9">pomyśleć jak sprawić, aby w trakcie tworzenia nowego studenta i adresu były one automatycznie kojarzone ze sobą, bo teraz nie są. - Metoda działa – dodaje studenta i adres jednocześnie i są oni ze sobą powiązani relacją. </text:span><text:span text:style-name="T10">Pozostało utworzyć klasę i poprawić mapowania.</text:span></text:p>
      <text:p text:style-name="P44">Metoda działa, tylko z jakiegoś powodu dodaje się adres powiązany ze studentem oraz zdres zawierający same nulle, sprawdź o co chodzi – Niepotrzebne było mapowanie newStudentDto na Entities.Address, bo z tego mapowania i tak wychodził null i to on był tym niepotrzebnym nullem w tabeli Addressess w bazie danych. Przy okazji okazało się, że mając właściwość AddressDto w klasie StudentForCreationDto, to element newStudentForCreationDto podany w treści zapytania POST a następnie element newStudentToCreate zawiera wszystkie właściwości adresu i wywołując metodę repozytorium CreateNewStudentWithAddressTogetherAsync z przekazanym jej argumentem newStudentToCreate wystarczy, aby w metodzie repozytorium uruchomić instrukcję dodawania elementu newStudentToCreate do tablicy Students. Ponieważ pomiędzy Studentem i Adresem jest relacja, to adres zostanie zapisany niejako niejawnie.</text:p>
      <text:p text:style-name="P41">Skutkiem ubocznym tego rozwiązania będzie to, że w przypadku przystępowania do egzaminu osób zamieszkujących pod tym samym adresem, adres ten będzie w tabeli się powtarzał pod różnymi Id. Co za tym idzie, zaplanowana przeze mnie wcześniej <text:soft-page-break/>relacja jeden do wielu okazuje się być zbędna. No chyba, że jeszcze to jakoś dopracuję, ale nie wiem jak i nie wiem, czy jest sens.</text:p>
      <text:p text:style-name="P44"/>
      <text:p text:style-name="P41"/>
      <text:p text:style-name="P41">Rozważ, czy będziesz używał metody usuwania bądź aktualizowania adresu, bo jeśli nie, będzie można wyrzucić AddressController i AddressDto – AddressDto to chyba nie da sie wyrzucić, bo potrzebujesz tej klasy do mapowania – chyba jednak. </text:p>
      <text:p text:style-name="P41"/>
      <text:p text:style-name="P42">Rozważ, czy będziesz tworzył nową metodę podającą w jakich komisjach brał udział konretny przewodniczący, sekretarz i członek. Bo jeśli tak, to będziesz musiał odkomentować listy tych komisji w klasach Dto przewodniczącego, sekretarza i członka oraz stworzyć nowe klasy Dto ForCreation dla każdego z nich. - RACZEJ NIE DA SIĘ INACZEJ JAK W RAMACH WIDOKU. PLANUJĘ OPRACOWAĆ METODĘ PODAJĄCĄ JAKIE EGZAMINY OBSŁUGIWAŁA KONKRETNA OSOBA Z KOMISJI.</text:p>
      <text:p text:style-name="P41"/>
      <text:p text:style-name="P46">Sprawdź też, czy potrzebne jest dwukrotne wywołanie SaveChanges, bo masz to w metodzie kontrolera i w metodzie repozytorium. Trochę a nawet bardzo bez sensu. Sprawdź po co wogóle Ci metoda repozytorium SaveChanges zawierająca boola. Opisz po co ona została stworzona, bo nie pamiętasz. Jeśli okaże się zbędna, to trzeba będzie usunąć metodę i wszystkie jej wywołania we wszystkich kontrolerach. - Z całą pewnością metoda SaveChanges w repozytorium jest potrzebna, bo jest wykorzystywana w metodzie dopisania studenta do egzaminu oraz członków komisji do konkretnej komisji. No i oczywiście, że do utworzenia nowego przewodniczącego, sekretarza, członka komisji, studenta z adresem i wogóle w żadnej metodzie Create, jeżeli ta metoda sama w sobie zawiera instrukcję wywołującą SaveChanges z contextu.</text:p>
      <text:p text:style-name="P41"/>
      <text:p text:style-name="P44">Usunąć adresy o Id &gt; 11 i studentów o <text:s/>Id &gt; 11</text:p>
      <text:p text:style-name="P45">z klasy studentforcreating wyrzuć właściwość result</text:p>
      <text:p text:style-name="P45"/>
      <text:p text:style-name="P42">Dodałem klasę ExaminationCommitteeForCreating oraz Profile z mapowaniami. Wszystko po to, by podczas tworzenia nowej komisji nie podawać danych osobowych składu komisji oraz danych egzaminu, który ma być przez tę komisję obsługiwany. Jest to zatem klasa bez żadnej właściwości, kompletnie pusta, bo Id nadaje serwer.</text:p>
      <text:p text:style-name="P42"/>
      <text:p text:style-name="P46">Zakomentowałem AddressProfile, bo chyba żadno z zawartych tam mapowań nie będzie mi potrzebne. Trzeba to sprawdzić. - Mapowania są potrzebne do metody tworzenia Studenta i Adresu jednocześnie.</text:p>
      <text:p text:style-name="P46"/>
      <text:p text:style-name="P48">Dodałem klasę ExaminationCommitteeProfile, bo brakowało mapowania dla prawidłowego działania metody GetExamWithStudentsAndCommittee.</text:p>
      <text:p text:style-name="P48"/>
      <text:p text:style-name="P48">Usunąłem właściwość klucza obcego ExaminationCommitteeId z klasy SailingExam, <text:soft-page-break/>bo do niczego nie jest mi potrzebny, a nie mogę utworzyć nowego egzaminu nie podając Id komisji, co jest bez sensu. Lepiej jest utworzyć metodę połączenia egzaminu i komisji. Nie będzie trzeba w momencie tworzenia egzaminu decydować, jaka komisja ma go obsłużyć. Tabela SailingExams miała klucz obcy ExaminationCommitteeId nie dopuszczający nulla. Oczywiście zmiana wymagała dodania migracji. </text:p>
      <text:p text:style-name="P56"><text:span text:style-name="T11">Jeśli próba dodania migracji kończy się komunikatem Build failed, to najpewniej w </text:span><text:span text:style-name="T11">aplikacji są błędy. Uruchom debugowanie i popraw wszystkie błędy i ponownie uruchom migrację.</text:span></text:p>
      <text:p text:style-name="P48">Metoda działa.</text:p>
      <text:p text:style-name="P48"/>
      <text:p text:style-name="P49">Dodaj metodę połączenia egzaminu z komisją.</text:p>
      <text:p text:style-name="P41"/>
      <text:p text:style-name="P45">Czy potrzebne jest to całe zamieszanie z CreatedAtRoute, skoro w returnie można użyć zmiennej np. newHeadToReturn, albo newExamToReturn? Dodatkowo nie działa to dobrze z egzaminami, bo umieszczenie numeru egzaminu w nawiasach klamrowych w metodzie GetExamWithStudentsAndCommittee powoduje, że przy próbie pobrania jakiegoś egzaminu dostaję 404, bo metoda sczytuje numer z jakimiś procentami zamiast ukośników, chociaż cała metoda Create z panelem CreatedAtRoute działa poprawnie. POWAŻNIE TO ROZWAŻ, BO W POSTMANIE SZMĄCI – NIE PODAM NAZWISKA CZŁONKA W GECIE I POBIERA MI WSZYSTKICH, W HEADZIE TEŻ</text:p>
      <text:p text:style-name="P45">Sprawdź, czy można uruchomić zakomentowany kod w CreateNewSailingExam, bo prawdopodobnie po przeanalizowaniu formaterów treści zniknął problem pobierania egzaminu ze studentami – Nie można, a to dlatego, że w numerze egzaminu masz slashe, które są używane do adresowania żądań http. Jeśli w treści żądania pojawi się slash jest on odczytywany jako % i wtedy odpowiedź jest 404, bo nie ma egzaminu o takim numerze. Trzeba by zatem zmienić format numerów egzaminu np. na dash. No ogarnięte. Zmiana slasha na dasha i wszystko śmiga. Jedyne co, to w Postmanie w Getach argument zapytania nie podajesz w parametrach a w ciągu zapytania po slashu.</text:p>
      <text:p text:style-name="P41"/>
      <text:p text:style-name="P50">W metodach connect czy rzeczywiście należy używać ActionResult&lt;T&gt;? Przecież niczego nie wyrzucasz na ekran. Więc po co? - Wogóle nie potrzebujesz typu zwracanego. Generalnie potrzebujesz ActionResult&lt;T&gt; tylko wtedy, gdy metoda coś zwraca, a więc w Getach i Postach, w których tworzysz coś nowego. W pozostałych akcjach używasz ActionResult.</text:p>
      <text:p text:style-name="P50"/>
      <text:p text:style-name="P51">Odnośnie uwagi powyżej zauważyłeś, że w CreateStudentWithAddressTogether masz ActionResult, a w pozostałych – czyli w składzie komisji i w egzaminie masz ActionResult&lt;T&gt;. Sprawdź jak powinno być poprawnie, bo przecież metody i tak działają. - Sprawdziłem, powinno być ActionResult&lt;T&gt;, gdyż w takim przypadku żądanie POST zwraca w odpowiedzi utworzony zasób. Pytanie tylko, co powinno być typem zwracanym w tym przypadku, skoro tworzymy jednocześnie i studenta i adres. I odpowiedź okazała się bajecznie prosta. Skoro specjalnie na potrzeby <text:soft-page-break/>utworzenia tego obiektu utworzyłeś odrębną klasę StudentForCreation, to i ten typ będzie zwracany.</text:p>
      <text:p text:style-name="P41"/>
      <text:p text:style-name="P51">Sprawdź, czy wszystkie connecty masz ActionResult i co mają w returnach – generalnie mają tylko Ok, jedynie ConnectExamWithCommittee ma committee. Zatem ujednolić to. - Wszędzie dałem committee, dzięki temu odrazu widzę cały skład komisji.</text:p>
      <text:p text:style-name="P41"/>
      <text:p text:style-name="P51">Zmień return w Deletach na NoContent</text:p>
      <text:p text:style-name="P41"/>
      <text:p text:style-name="P50">Sprawdź, czy wszystkie metody we wszystkich kontrolerach są przerobione na Dto.- Zrobione</text:p>
      <text:p text:style-name="P50"/>
      <text:p text:style-name="P53">Dodaj Deleta do studenta i egzaminu.</text:p>
      <text:p text:style-name="P53"/>
      <text:p text:style-name="P54">Opis procedury tworzenie widoku w transcrypcji EF Core 6 str. 124</text:p>
      <text:p text:style-name="P54">W jakich egzaminach uczestniczyła konkretna osoba wchodząca w skład komisji? - TO MOŻE SIĘ UDA W RAMACH STWORZENIA WIDOKU. - PATRZ KURS EF.CORE – str. 124 transkrypcji kursu EFCore 6</text:p>
      <text:p text:style-name="P54">Pierwszą rzeczą będzie utworzenie w bazie danych widoków HeadByExams, SecretaryByExams i MemberByExams.</text:p>
      <text:p text:style-name="P54">Kolejny krok to stworzenie klas encji HeadbyExams, SecretarybyExams i MemberbyExams. Klasy będą zawierały tylko dwa pola string – odpowiednio Head, Secretary i Member oraz Exam. Z uwagi, że dana osoba mogła jeszcze nie obstawiać jeszcze egzaminu, egzamin może być nullem, czyli dodaję znak zapytania.</text:p>
      <text:p text:style-name="P54">Następnie trzeba będzie utworzyć DbSety.</text:p>
      <text:p text:style-name="P54">Dodanie mapowania w metodzie onModelCreating Dbcontenxt dla każdej z klas, tak aby były one nie wymagające klucza – keyless. W tym celu użyć należy HasNoKey.</text:p>
      <text:p text:style-name="P61"/>
      <text:p text:style-name="P62"><text:span text:style-name="T17">protected</text:span><text:span text:style-name="T18"> </text:span><text:span text:style-name="T17">override</text:span><text:span text:style-name="T18"> </text:span><text:span text:style-name="T17">void</text:span><text:span text:style-name="T18"> OnModelCreating(ModelBuilder modelBuilder)</text:span></text:p>
      <text:p text:style-name="P4"><text:s text:c="8"/>{ modelBuilder.Entity&lt;AuthorsByArtist&gt;().HasNoKey().ToView(nameof(AuthorsByArtist));</text:p>
      <text:p text:style-name="P59"/>
      <text:p text:style-name="P59"><text:s/>Content root path: C:\Users\Kazimierz Stasiński\source\repos\PuntoVitaExams\PuntoVitaExams.API\</text:p>
      <text:p text:style-name="P59">warn: Microsoft.AspNetCore.Mvc.Formatters.XmlDataContractSerializerOutputFormatter[2]</text:p>
      <text:p text:style-name="P59"><text:s text:c="6"/>An error occurred while trying to create a DataContractSerializer for the type 'PuntoVitaExams.API.Controllers.HeadByExamsController'.</text:p>
      <text:p text:style-name="P59"><text:s text:c="6"/>System.Runtime.Serialization.InvalidDataContractException: Type 'PuntoVitaExams.API.Controllers.HeadByExamsController' cannot be serialized. Consider marking it with the DataContractAttribute attribute, and marking all of its members you want serialized with the DataMemberAttribute attribute. Alternatively, <text:soft-page-break/>you can ensure that the type is public and has a parameterless constructor - all public members of the type will then be serialized, and no attributes will be required.</text:p>
      <text:p text:style-name="P53"/>
      <text:p text:style-name="P52">Do metod dodania przewodniczącego i sekretarza do konkretnej komisji trzeba dodać walidację sprawdzającą, czy ta komisja już nie ma szefa lub sekretarza. Jeśli tak, BadRequest. Podobnie dodanie komisji do egzaminu oraz studenta do egzaminu.</text:p>
      <text:p text:style-name="P42">Dodaj też informację zwrotną, co jest źle. - To będzie w ramach walidacji danych wejściowych i właśnie do tego przystępuję.</text:p>
      <text:p text:style-name="P42">Wprowadzam walidację stosując annotacje i nie tylko. Powyższe problemy można było rozwiązać przekazując <text:s/>wiadomość jako argument BadRequest("string").</text:p>
      <text:p text:style-name="P42">Annotacje powinny być w encjach oraz w modelach wykorzystywanych do aktualizacji lub dodawania zasobów. </text:p>
      <text:p text:style-name="P57"><text:span text:style-name="T12">Aby móc używać anotacji konieczne jest dodanie przestrzeni nazw </text:span><text:span text:style-name="T14">System.ComponentModel.DataAnnotations, co zrobiłeś już wcześniej na etapie tworzenia encji poprostu kopiując bezrefleksyjnie schemat klasy z aplikacji CitiInfo.</text:span></text:p>
      <text:p text:style-name="P58">Dodałem Required do nazwisk we wszystkich klasach encji oraz zainicjowałem je poleceniem string.empty.</text:p>
      <text:p text:style-name="P58">Nie dodałeś nic do klasy komisji, bo tam w metodzie Create nie podaje się żadnych danych wejściowych. Nie dodałem też niczego do klasy Address, bo ona jest wykorzystywana do tworzenia w parze ze studentem, a tam już jest Required przy nazwisku. W Dto tylko w tych klasach, które są wykorzystywane do tworzenia nowych obiektów lub ich modyfikowania, czyli tam, gdzie są wprowadzane jakiekolwiek dane wejściowe. A zatem do ExaminationCommitteeDto i AddressDto nic nie dodałem z tych samych powodów, co pominąłem ich encje. Również ExaminationCommitteeForCreationDto została pominięta, bo to klasa pusta. </text:p>
      <text:p text:style-name="P58"/>
      <text:p text:style-name="P60">System.ComponentModel.DataAnnotations.Schema;</text:p>
      <text:p text:style-name="P60"/>
      <text:p text:style-name="P60">Wyświetlanie prawidłowych kodów stanu zawdzięczasz stosowaniu ActionResult oraz funkcjom Ok, BadRequest, NotFound, NoContent itp. </text:p>
      <text:p text:style-name="P53"/>
      <text:p text:style-name="P52">Nie działa </text:p>
      <text:p text:style-name="P52">GetStudentWithAddressAndExams – działa w swaggerze i w postmanie</text:p>
      <text:p text:style-name="P52">GetExamWithStudentsAndCommittee – działa w swaggerze i w postmanie</text:p>
      <text:p text:style-name="P52">ConnectExamWithCommittee – działa w swaggerze i w postmanie</text:p>
      <text:p text:style-name="P52">AddStudentToExam – działa w swaggerze i w postmanie (WALIDACJA TEŻ)</text:p>
      <text:p text:style-name="P52"/>
      <text:p text:style-name="P52"><text:s/>Invalid ColumnName ExaminationCommitteeHeadId</text:p>
      <text:p text:style-name="P52"/>
      <text:p text:style-name="P52">Powstała mi w schemacie bazy dziwna relacja bezpośrednia pomiędzy przewodniczącym komisji a egzaminem. Dlaczego, skoro w encjach nie ma właściowści nawigacyjnych ani Id?</text:p>
      <text:p text:style-name="P52">Ano dlatego, że w klasie ExaminationCommitteeHead dodałeś listę egzaminów.</text:p>
      <text:p text:style-name="P52">Chciałeś stworzyć metodę, która pokaże w jakie egzaminy obsługiwał dany przewodniczący, ale to nie pyka. Dobra, sprawdź, czy w/w metody działają.</text:p>
      <text:p text:style-name="P52"><text:soft-page-break/>Zakomentowałem tę właściowść i metody działają. Zmianie uległ też schemat bazy danych. Nie wymagało to migracji, bo nie było potrzeby dokonywania zmian w tabelach. Nie ubyło żadnej kolumny. Jedynie w Egzaminach zniknęła właściwość nawigacyjna ExaminationCommitteeHeadId.</text:p>
      <text:p text:style-name="P41"/>
      <text:p text:style-name="P50">Dodać walidację na wypadek próby ponownego dodania komisji do egzaminu, Jeden egzamin ma jedną komisję. W Postmanie to nie działa. Nie działało też w Swaggerze. Trzeba było w metodzie repozytorium GetSailingExamAsync dodać Include dla ExaminationCommittee.</text:p>
      <text:p text:style-name="P50"/>
      <text:p text:style-name="P50">Tylko jaka metoda jeszcze korzysta z GetSailingExamAsync i czy to nie będzie szmącić? Wszystko ogarnięte.</text:p>
      <text:p text:style-name="P50"/>
      <text:p text:style-name="P45">Formatery treści str. 37</text:p>
      <text:p text:style-name="P41"/>
      <text:p text:style-name="P43">Dodaj stronicowanie do GetExamWithStudentsAndCommittee – nie działa mi stronicowanie wg elementów podrzędnych.</text:p>
      <text:p text:style-name="P43"/>
      <text:p text:style-name="P43">Poprawić metodę GetStudent tak, aby wyszukiwała po nazwisku i/lub peselu – uwaga na inne metody korzystające z metody – AddStudentToExam. Ewentualnie dodaj metodę GetStudentsAsync(lastName).</text:p>
      <text:list xml:id="list8467839503789160316" text:style-name="L5">
        <text:list-item>
          <text:p text:style-name="P84">pierwsze próby wskazują, że konieczne jest dodanie klasy StudentWithAddressAndExamsDto i mapowanie</text:p>
        </text:list-item>
      </text:list>
      <text:p text:style-name="P41"/>
      <text:p text:style-name="P44">Olej te widoki, bo nie idą. Dodałeś pobieranie egzaminów do GetCommittee.</text:p>
      <text:p text:style-name="P44">Popraw nazwę funkcji i zrób tak, aby można było pobierać komisję z egzaminami lub bez.</text:p>
      <text:p text:style-name="P44"/>
      <text:p text:style-name="P51">Przerobiłeś metodę pobierania komisji na pobieranie komisji z egzaminami. Zrób tak, aby można było pobierać komisję z egzaminami lub nie wg wyboru użytkownika.</text:p>
      <text:p text:style-name="P51">Zatem trzeba wprowadzić argument bool includeExams, który w metodach łączenia poszczególnych członków komisji z konkretną komisją musi być na sztywno ustawiony na false, aby zapobiec niepotrzebnemu pobieraniu danych. Podobnie w łączeniu egzaminu z komisją.</text:p>
      <text:p text:style-name="P41"/>
      <text:p text:style-name="P55">Co nie pykło</text:p>
      <text:p text:style-name="P55"/>
      <text:list xml:id="list1829687222762114984" text:style-name="L6">
        <text:list-item>
          <text:p text:style-name="P85">stronicowanie elementów podległych w metodzie pobierania egzaminów ze studentami i komisją.</text:p>
        </text:list-item>
        <text:list-item>
          <text:p text:style-name="P85">Widoki do pobierania konkretnej osoby z komisji z obsłużonymi egzaminami.</text:p>
        </text:list-item>
        <text:list-item>
          <text:p text:style-name="P85">Przerobienie metody GetExaminationCommitteeWithExams tak aby dawała możliwość pobierania komisji z egzaminami lub bez, a to dlatego, że zachodziłaby konieczność wprowadzania boola, który pozwalałby dokonać wyboru, czy pobieramy komisję z egzaminami czy bez. To byłoby bez sensu.</text:p>
        </text:list-item>
      </text:list>
      <text:p text:style-name="P41"><text:soft-page-break/>Pomijam:</text:p>
      <text:list xml:id="list5820656440182158271" text:style-name="L7">
        <text:list-item>
          <text:p text:style-name="P81">filtrowanie</text:p>
        </text:list-item>
        <text:list-item>
          <text:p text:style-name="P81">wyszukiwanie</text:p>
        </text:list-item>
        <text:list-item>
          <text:p text:style-name="P81">stronicowanie</text:p>
        </text:list-item>
        <text:list-item>
          <text:p text:style-name="P86">widoki – a nie, bo widoki ogarnięte</text:p>
        </text:list-item>
      </text:list>
      <text:p text:style-name="P41"/>
      <text:p text:style-name="P41"/>
      <text:p text:style-name="P65">Wprowadzam uwierzytelnianie i autoryzację. - transkrypcja moduł 9 str.130</text:p>
      <text:p text:style-name="P64"/>
      <text:p text:style-name="P64">Uwierzytelnianie:</text:p>
      <text:p text:style-name="P64"/>
      <text:p text:style-name="P64">Wyznaczenie ról</text:p>
      <text:list xml:id="list1560933518508338239" text:style-name="L8">
        <text:list-item>
          <text:list>
            <text:list-item>
              <text:p text:style-name="P87">User – użytkownik mający dostęp do funkcji</text:p>
              <text:p text:style-name="P83">CreateNewStudentWithAddressTogether oraz AddStudentToExam</text:p>
              <text:p text:style-name="P83"/>
            </text:list-item>
            <text:list-item>
              <text:p text:style-name="P87"><text:s/>Manager – zarządza działaniem komisji, czyli w praktyce będzie to każdy</text:p>
              <text:p text:style-name="P87"><text:s text:c="16"/>przewodniczący komisji, który ma dostęp do tego, co User oraz</text:p>
              <text:p text:style-name="P87"><text:s text:c="14"/>UpdateExamResult, GetExamWithStudents i dalej do rozważenia co jeszcze.</text:p>
              <text:p text:style-name="P87"/>
            </text:list-item>
            <text:list-item>
              <text:p text:style-name="P87">Admin – ma dostęp do wszystkiego</text:p>
            </text:list-item>
          </text:list>
        </text:list-item>
      </text:list>
      <text:p text:style-name="P64"/>
      <text:p text:style-name="P64">Dodanie encji dla usera i roli oraz DbSetów, migracji i w konsekwencji tabel, z czego tabela ról wypełniona rolą usera, managera i admina.</text:p>
      <text:p text:style-name="P64">Właściwości usera to: Id, Email, PasswordHash, Role, RoleId.</text:p>
      <text:p text:style-name="P64">Właściwości ról to: Id, Name.</text:p>
      <text:p text:style-name="P64">Dodanie AcountController z akcją rejestracji użytkownika, do której później dołożę akcję zmiany hasła i logowania, przy czym rejestracja i zmiana hasła będą wyłącznie dla admina.</text:p>
      <text:p text:style-name="P64"/>
      <text:p text:style-name="P64">Dodanie funkcjonalności hashowania haseł. Do tego wykorzystana została klasa PasswordHasher z AspNetCore.Identity. A zatem dodałem tę przestrzeń nazw, wstrzyknąłem IpasswordHasher&lt;User&gt; do konstruktora klasy AccountService. Poprzez ten interfejs wywołałem metodę HashPassword, która przyjmuje dwa parametry – pierwszym jest obiekt nowego użytkownika, który chce się zarejestrować, a drugim zaproponowane przez niego hasło. Na tej podstawie funkcja zwraca zahashowane hasło, które przypisałem do zmiennej var hashedPassword. Następnie wartość tej zmiennej przypisałem do właściwości PasswordHash nowego użytkownika – newUser.PasswordHash = hashedPassword. Po tym pozostało tylko dodać kompletnego już newUsera do tabeli - _context.Users.Add(newUser) i zapisać zmiany _context.SaveChanges();</text:p>
      <text:p text:style-name="P64"/>
      <text:p text:style-name="P64">Drugą funkcją klasy PasswordHasher jest VerifyHashedPassword, która podczas logowania sprawdza, czy osoba usiłująca się zalogować podała prawidłowe hasło.</text:p>
      <text:p text:style-name="P64"/>
      <text:p text:style-name="P64"><text:soft-page-break/>dodanie dwóch użytkowników z rolą user:</text:p>
      <text:p text:style-name="P63"><text:span text:style-name="T4">1) email: </text:span><text:a xlink:type="simple" xlink:href="mailto:test1@test.com" text:style-name="Internet_20_link" text:visited-style-name="Visited_20_Internet_20_Link"><text:span text:style-name="T4">test1@test.com</text:span></text:a><text:span text:style-name="T4"> hasło Password1</text:span></text:p>
      <text:list xml:id="list897172151804386326" text:style-name="L9">
        <text:list-item>
          <text:list>
            <text:list-item>
              <text:p text:style-name="P89"><text:span text:style-name="T4">email: </text:span><text:a xlink:type="simple" xlink:href="mailto:test2@test.com" text:style-name="Internet_20_link" text:visited-style-name="Visited_20_Internet_20_Link"><text:span text:style-name="T4">test2@test.com</text:span></text:a><text:span text:style-name="T4"> hasło Password2</text:span></text:p>
              <text:list>
                <text:list-item>
                  <text:list>
                    <text:list-item>
                      <text:list>
                        <text:list-item>
                          <text:list>
                            <text:list-item>
                              <text:list>
                                <text:list-item>
                                  <text:list>
                                    <text:list-header>
                                      <text:p text:style-name="P88"><text:s text:c="8"/>dodanie użytkownika z rolą manager:</text:p>
                                    </text:list-header>
                                  </text:list>
                                </text:list-item>
                              </text:list>
                            </text:list-item>
                          </text:list>
                        </text:list-item>
                      </text:list>
                    </text:list-item>
                  </text:list>
                </text:list-item>
              </text:list>
            </text:list-item>
            <text:list-item>
              <text:p text:style-name="P89"><text:span text:style-name="T4">email: </text:span><text:a xlink:type="simple" xlink:href="mailto:test3@test.com" text:style-name="Internet_20_link" text:visited-style-name="Visited_20_Internet_20_Link"><text:span text:style-name="T4">test3@test.com</text:span></text:a><text:span text:style-name="T4"> hasło Password3</text:span></text:p>
              <text:p text:style-name="P88"><text:s text:c="8"/>dodanie użytkownika z rolą admin:</text:p>
            </text:list-item>
            <text:list-item>
              <text:p text:style-name="P89"><text:span text:style-name="T4">email: </text:span><text:a xlink:type="simple" xlink:href="mailto:test4@test.com" text:style-name="Internet_20_link" text:visited-style-name="Visited_20_Internet_20_Link"><text:span text:style-name="T4">test4@test.com</text:span></text:a><text:span text:style-name="T4"> hasło Password4</text:span></text:p>
            </text:list-item>
          </text:list>
        </text:list-item>
      </text:list>
      <text:p text:style-name="P64"/>
      <text:p text:style-name="P64">Dodanie nugeta FluentValidation.AspNetCore – na potrzeby walidacji modeli, w tym konkretnym przypadku będę sprawdzał, czy adres email, jakiego użytkownik chce użyć do rejestracji jest wolny. Chodzi o to, by nie było w bazie dwóch użytkowników posługujących się tym samym adresem email. Jest to niepożądane, gdyż email jest używany do logowania.</text:p>
      <text:p text:style-name="P64"/>
      <text:p text:style-name="P64">Dodanie do folderu Models folderu Validators z klasą RegisterUserDtoValidator</text:p>
      <text:p text:style-name="P64"/>
      <text:p text:style-name="P64">Zainstalowana paczka FluentValidation wymaga, aby klasa walidatora dziedziczyła po klasie AbstractValidator, która jako parametr przyjmuje klasę, którą ma walidować, czyli w moim przypadku będzie to RegisterUserDto.</text:p>
      <text:p text:style-name="P64"/>
      <text:p text:style-name="P64">Dodanie konstruktora do klasy RegisterUserDtoValidator, który zawiera metodę RuleFor, która to metoda określa warunki walidacji. W moim przypadku sprawdzam, czy pole email nie jest puste i czy wprowadzono adres email we właściwym formacie. Następnie sprawdzam czy hasło składa się conajmniej z 6 znaków. Kolejną walidacją jest sprawdzenie, czy potwierdzając hasło wprowadzono ciąg znaków identyczny z polem hasło.</text:p>
      <text:p text:style-name="P64">Na końcu sprawdzam, czy adres email nie jest już zajęty. Ze względu na przyjętą strategię, że tak naprawdę metoda rejestracji użytkowników jest dostępna wyłącznie adminowi, to powyższe walidacje są trochę na wyrost, zrobione tylko dla celów szkoleniowych.</text:p>
      <text:p text:style-name="P73">Po określeniu warunków walidacji trzeba:</text:p>
      <text:p text:style-name="P67"/>
      <text:p text:style-name="P67">-) zarejestrować klasę walidatora w klasie start,</text:p>
      <text:p text:style-name="P67"/>
      <text:p text:style-name="P67">-) zarejestrować usługę walidacji poprzez dodanie: </text:p>
      <text:p text:style-name="P66"><text:span text:style-name="T16">builder.Services.AddFluentValidationAutoValidation().AddFluentValidationClientsideAdapters();</text:span><text:span text:style-name="T15"> zaraz za rejestracją</text:span><text:span text:style-name="T12"> Add.Controller</text:span></text:p>
      <text:p text:style-name="P67"/>
      <text:p text:style-name="P67">-) oraz dodać using FluentValidation do aplikacji.</text:p>
      <text:p text:style-name="P67"/>
      <text:p text:style-name="P66"><text:span text:style-name="T12">Powyższe czynności pozwoliły na implementację funkcjonalności rejestrowania nowych użytkowników przy pomocy adresu email i hasła oraz dodanie do bazy danych tabel do przechowywania informacji o tych użytkownikach. W moim przypadku wystarcza mi przechowywanie danych do logowania – adresu email i </text:span><text:span text:style-name="T12">hasła, oraz danych o roli przydzielonej danemu użytkownikowi na potrzeby </text:span><text:soft-page-break/><text:span text:style-name="T12">późniejszego logowania się z odpowiednimi uprawnieniami dostępu do poszczególnych funkcjonalności aplikacji. Nadszedł czas na wprowadzenie uwierzytelniania przy logowaniu. Będzie to uwierzytelnianie przy użyciu tokena.</text:span></text:p>
      <text:p text:style-name="P67"/>
      <text:p text:style-name="P67">Instalacja paczki Microsoft.AspNetCore.Authentication.JwtBearer, która pozwala skonfigurować serwisy aplikacji w taki sposób, aby były w stanie rozpoznać token przesłany przez użytkownika w nagłówku autoryzacji.</text:p>
      <text:p text:style-name="P67"/>
      <text:p text:style-name="P67">Aby poprawnie skonfigurawać uwierzytelnianie za pomocą tokena Jwt trzeba określić kilka warunków, np. jak długo token ma być ważny lub konkretną wartość klucza prywatnego.</text:p>
      <text:p text:style-name="P67">Te informacje zawarłem w apsettingsJason. Dodałem nową sekcję o nazwie Authentication, a w niej określiłem 3 wartości: klucz prywatny, czas ważności tokena oraz tzw. Issuer czyli podmiot, który generuje tokena.</text:p>
      <text:p text:style-name="P67">Następnie konieczne było dodanie do projektu klasy, która reprezentuje te właściwości – AuthenticationSettings.</text:p>
      <text:p text:style-name="P67">Kolejny krok, to konfiguracja usług w <text:s/>klasie program w taki sposób aby zapytania wysłane przez klientów http były poprawnie uwierzytelniane tokenem Jwt.</text:p>
      <text:p text:style-name="P67"/>
      <text:p text:style-name="P67"/>
      <text:p text:style-name="P67">Tutaj było ogromne zamieszanie spowodowane tym, że wzorowałem się na dwóch aplikacjach, które miały bardzo odmienną strukturę. Pierwsza aplikacja, to kursowe CityInfo, która miała klasę program korzystającą z instrukcji najwyższego rzędu, czyli nie zawierała klasy Main do uruchomienia aplikacji. Drugą była RestaurantApi Kuby Kozery, który w klasie Program nie korzystała z instrukcji najwyższego rzędu. Klasa program zawierała klasę Main tylko do uruchomienia aplikacji, a cała konfiguracja usług i potoku żądań była w wydzielonej klasie Startup. To było coś, czego ja nie miałem i chciałem uniknąć tak dużej modyfikacji swojej aplikacji. Niestety aplikacja CityInfo nie miała zaimplementowanej logiki przechowywania informacji i użytkownikach aplikacji w bazie danych oraz sprawdzania danych do logowania. Te rzeczy miała RestaurantApi, ale były one umieszczone w klasie Startup, gdzie były skonfigurowane wszystkie usługi i potok żądań, czyli wszystko to, co ja miałem w klasie Program. Nie można było logiki zapożyczonej z RestaurantApi przenieść tak poprostu do mojej klasy program, bo nie dało się tam zaimplementować interfrejsu Microsoft.Extensions.Configuration.Iconfiguration. Ostatecznie zmuszony byłem dodać klasę Startup i przenieść do niej całą konfigurację usług i potoku żądań. </text:p>
      <text:p text:style-name="P67"/>
      <text:p text:style-name="P67">dodanie akcji Login w Accountcontrollerze</text:p>
      <text:p text:style-name="P67">dodanie klasy LoginDto</text:p>
      <text:p text:style-name="P67">dodanie foldeu Exceptions i klasę BadRequestException</text:p>
      <text:p text:style-name="P72"><text:span text:style-name="T19">dodanie using</text:span><text:span text:style-name="T20"> Microsoft.AspNetCore.Authorization w kontrolerach i w potoku żądań</text:span></text:p>
      <text:p text:style-name="P71">dodanie UseAuthentication oraz UseAuthorization w konfiguracji potoku żądań w klasie Startup.</text:p>
      <text:p text:style-name="P67"><text:soft-page-break/>Dodaj akcję zmiany hasła dla roli usera, akcja dostępna dla admina – zrobienie tego nie rozwiąże problemu związanego z ograniczeniem do minimum rzeczy, jakie, trzeba wykonać chcąc zmienić dane do logowania albowiem hasher przyjmuje jako argumenty nie tylko hasło ale również właściwości usera, czyli również jego jego email i rolę i hashuje to wszystko razem. Skutkiem tego powstałby jeden hash dla wszystkich adresów email, co za tym idzie wszyscy musieliby wpisać ten sam adres email jak i hasło, a zatem de facto byłby jeden użytkownik zarejestrowany na wielu urządzeniach. Bezsens. A zatem trzeba zmienić podejście i umożliwić rejestrację dla wszystkich.</text:p>
      <text:p text:style-name="P67">Jednocześnie trzeba dodać procedurę składowaną polegającą na usunięciu z tabeli userów wszystkich rekordów z id roli = 1. </text:p>
      <text:p text:style-name="P67">Ponadto trzeba dodać akcję usunięcia pojedynczego usera aby umożliwić adminowi usunięcie usera o id roli = 2 i 3. Ten delete musi się odbywać po adresie email.</text:p>
      <text:p text:style-name="P67">Dodaj GetManagers.</text:p>
      <text:p text:style-name="P67">Rozdziel akcje rejestracji usera od rejestracji admina i managera. Rejestracja Usera dostępna dla wszystkich i nie wymaga wpisywania Id roli. Rejestracja Managera i Admina dla zarejestrowanego admina.</text:p>
      <text:p text:style-name="P67"/>
      <text:p text:style-name="P70">Nie wyświetla komunikatów z obsługi wyjątków</text:p>
      <text:p text:style-name="P68">Czy nie zmienić metody UpdateExamResult tak, aby nie używać jsonpatchdocument?</text:p>
      <text:p text:style-name="P68">Czy nie zmienić modelu StudentToAddExamResult, tak aby miał tylko właściwość Result?</text:p>
      <text:p text:style-name="P68">W aplikacji Restaurant chyba lepiej przemyślana jest logika kontrolerów i serwisów, do których się one odwołują. Kontrolery są dużo prostsze, bo całość logiki wymaganej przez daną akcję zaimplementowana jest w serwisie. Kontrolery tylko wywołują akcję i zwracają jej rezultaty. Tyle, że w aplikacji Restraunt żadna akcja nie jest wykonywana asynchronicznie. Dodatkowo nie używa mappera do aktualizacji zasobów, co jest dziwne, bo używa go w Getach.</text:p>
      <text:p text:style-name="P67">Dodanie logera i łapanie wyjątków.</text:p>
      <text:p text:style-name="P70">Startup AddSwagerGen???? - pierwsze 3 linie kodu , 2 vary i SetupAction – Jest to konfiguracja swaggera wymuszająca generowanie pliku xml zawierającego schemat API oraz pozwalająca dodawać komentarze opisujące poszczególne funkcjonalności i wszelkie inne składniki a także umieszczanie tych komentarzy w przeglądarce.</text:p>
      <text:p text:style-name="P69">Jeszcze raz znajdź miejsce w kursie, gdzie jest mowa o tym, kiedy można użyć return Ok, NotFound itd. - klasa musi dziedziczyć po klasie Conroller a akcja musi być typu ActionResult.</text:p>
      <text:p text:style-name="P69">Przerobić metodę DeleteUserByEmail</text:p>
      <text:p text:style-name="P69"/>
      <text:p text:style-name="P68">Kody stanu – chyba w przypadku mojej aplikacji to już zbyt duży przerost formy nad treścią. To chyba nie ma aż takich walorów edukacyjnych, żebym tracił teraz na to czas. Może wrócę do tego później.\</text:p>
      <text:p text:style-name="P68"/>
      <text:p text:style-name="P68"/>
      <text:p text:style-name="P68"><text:soft-page-break/>This Set-Cookie header didn't specify a "sameSite" attribute, was defaulted to "sameSite=Lax", and was blocked because it came from a cross-site response to a top-level navigation. This response is considered cross-site because the url has a different scheme than the current sit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ascadia Mono" svg:font-family="'Cascadia Mono'"/>
    <style:font-face style:name="OpenSymbol" svg:font-family="OpenSymbol"/>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MS PGothic" style:font-size-asian="10pt" style:font-name-complex="Courier New" style:font-size-complex="10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Courier New" style:font-name-asian="MS PGothic" style:font-name-complex="Courier New"/>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16DT1H37M49S</meta:editing-duration>
    <meta:editing-cycles>339</meta:editing-cycles>
    <meta:generator>OpenOffice/4.1.14$Win32 OpenOffice.org_project/4114m1$Build-9811</meta:generator>
    <dc:date>2023-07-14T02:28:39.41</dc:date>
    <dc:creator>Kazimierz Stasiński</dc:creator>
    <meta:document-statistic meta:table-count="0" meta:image-count="0" meta:object-count="0" meta:page-count="21" meta:paragraph-count="254" meta:word-count="6609" meta:character-count="48600"/>
    <meta:user-defined meta:name="Info 1"/>
    <meta:user-defined meta:name="Info 2"/>
    <meta:user-defined meta:name="Info 3"/>
    <meta:user-defined meta:name="Info 4"/>
  </office:meta>
</office:document-meta>
</file>